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1000002B4900000A518DD4C9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JUN-201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JUN-2014'.A5" table:end-x="1.936cm" table:end-y="0.237cm" draw:z-index="0" draw:name="AutoShape 1" draw:style-name="gr1" draw:text-style-name="P1" svg:width="1.768cm" svg:height="1.983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JUN-2014'.A4" table:end-x="7.799cm" table:end-y="0.37cm" draw:z-index="1" draw:name="Picture 2" draw:style-name="gr2" draw:text-style-name="P2" svg:width="7.72cm" svg:height="1.82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3">
          <table:table-cell table:style-name="ce1"/>
          <table:table-cell table:style-name="ce13"/>
          <table:table-cell table:style-name="ce1" table:number-columns-repeated="1022"/>
        </table:table-row>
        <table:table-row table:style-name="ro3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4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5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6">
          <table:table-cell table:style-name="ce3" office:value-type="string" calcext:value-type="string" table:number-columns-spanned="29" table:number-rows-spanned="1">
            <text:p>Período: Junho-2014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>
          <table:table-cell table:style-name="ce5" office:value-type="string" calcext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6" office:value-type="string" calcext:value-type="string">
            <text:p>RECEITAS </text:p>
          </table:table-cell>
          <table:table-cell table:style-name="ce14" office:value-type="string" calcext:value-type="string">
            <text:p>AC</text:p>
          </table:table-cell>
          <table:table-cell table:style-name="ce14" office:value-type="string" calcext:value-type="string">
            <text:p>AL</text:p>
          </table:table-cell>
          <table:table-cell table:style-name="ce14" office:value-type="string" calcext:value-type="string">
            <text:p>AM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CE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MG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PA</text:p>
          </table:table-cell>
          <table:table-cell table:style-name="ce14" office:value-type="string" calcext:value-type="string">
            <text:p>PB</text:p>
          </table:table-cell>
          <table:table-cell table:style-name="ce14" office:value-type="string" calcext:value-type="string">
            <text:p>PE</text:p>
          </table:table-cell>
          <table:table-cell table:style-name="ce14" office:value-type="string" calcext:value-type="string">
            <text:p>PI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RJ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RS</text:p>
          </table:table-cell>
          <table:table-cell table:style-name="ce14" office:value-type="string" calcext:value-type="string">
            <text:p>S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TO</text:p>
          </table:table-cell>
          <table:table-cell table:style-name="ce24" office:value-type="string" calcext:value-type="string">
            <text:p>TOTAL</text:p>
          </table:table-cell>
          <table:table-cell table:style-name="ce29" table:number-columns-repeated="995"/>
        </table:table-row>
        <table:table-row table:style-name="ro1">
          <table:table-cell table:style-name="ce7" office:value-type="string" calcext:value-type="string">
            <text:p>IMPOSTO SOBRE IMPORTAÇÃO</text:p>
          </table:table-cell>
          <table:table-cell table:style-name="ce15" office:value-type="float" office:value="7876" calcext:value-type="float">
            <text:p>7.876 </text:p>
          </table:table-cell>
          <table:table-cell table:style-name="ce15" office:value-type="float" office:value="62582" calcext:value-type="float">
            <text:p>62.582 </text:p>
          </table:table-cell>
          <table:table-cell table:style-name="ce15" office:value-type="float" office:value="50515945" calcext:value-type="float">
            <text:p>50.515.945 </text:p>
          </table:table-cell>
          <table:table-cell table:style-name="ce15" office:value-type="float" office:value="36868" calcext:value-type="float">
            <text:p>36.868 </text:p>
          </table:table-cell>
          <table:table-cell table:style-name="ce15" office:value-type="float" office:value="42937277" calcext:value-type="float">
            <text:p>42.937.277 </text:p>
          </table:table-cell>
          <table:table-cell table:style-name="ce15" office:value-type="float" office:value="41893205" calcext:value-type="float">
            <text:p>41.893.205 </text:p>
          </table:table-cell>
          <table:table-cell table:style-name="ce15" office:value-type="float" office:value="1941134" calcext:value-type="float">
            <text:p>1.941.134 </text:p>
          </table:table-cell>
          <table:table-cell table:style-name="ce15" office:value-type="float" office:value="155458523" calcext:value-type="float">
            <text:p>155.458.523 </text:p>
          </table:table-cell>
          <table:table-cell table:style-name="ce15" office:value-type="float" office:value="41607692" calcext:value-type="float">
            <text:p>41.607.692 </text:p>
          </table:table-cell>
          <table:table-cell table:style-name="ce15" office:value-type="float" office:value="12851890" calcext:value-type="float">
            <text:p>12.851.890 </text:p>
          </table:table-cell>
          <table:table-cell table:style-name="ce15" office:value-type="float" office:value="71733090" calcext:value-type="float">
            <text:p>71.733.090 </text:p>
          </table:table-cell>
          <table:table-cell table:style-name="ce15" office:value-type="float" office:value="380250" calcext:value-type="float">
            <text:p>380.250 </text:p>
          </table:table-cell>
          <table:table-cell table:style-name="ce15" office:value-type="float" office:value="9392078" calcext:value-type="float">
            <text:p>9.392.078 </text:p>
          </table:table-cell>
          <table:table-cell table:style-name="ce15" office:value-type="float" office:value="3369821" calcext:value-type="float">
            <text:p>3.369.821 </text:p>
          </table:table-cell>
          <table:table-cell table:style-name="ce15" office:value-type="float" office:value="15404626" calcext:value-type="float">
            <text:p>15.404.626 </text:p>
          </table:table-cell>
          <table:table-cell table:style-name="ce15" office:value-type="float" office:value="59353392" calcext:value-type="float">
            <text:p>59.353.392 </text:p>
          </table:table-cell>
          <table:table-cell table:style-name="ce15" office:value-type="float" office:value="4581" calcext:value-type="float">
            <text:p>4.581 </text:p>
          </table:table-cell>
          <table:table-cell table:style-name="ce15" office:value-type="float" office:value="248565185" calcext:value-type="float">
            <text:p>248.565.185 </text:p>
          </table:table-cell>
          <table:table-cell table:style-name="ce15" office:value-type="float" office:value="255944676" calcext:value-type="float">
            <text:p>255.944.676 </text:p>
          </table:table-cell>
          <table:table-cell table:style-name="ce15" office:value-type="float" office:value="1694144" calcext:value-type="float">
            <text:p>1.694.144 </text:p>
          </table:table-cell>
          <table:table-cell table:style-name="ce15" office:value-type="float" office:value="8873" calcext:value-type="float">
            <text:p>8.873 </text:p>
          </table:table-cell>
          <table:table-cell table:style-name="ce15" office:value-type="float" office:value="22052" calcext:value-type="float">
            <text:p>22.052 </text:p>
          </table:table-cell>
          <table:table-cell table:style-name="ce15" office:value-type="float" office:value="95408732" calcext:value-type="float">
            <text:p>95.408.732 </text:p>
          </table:table-cell>
          <table:table-cell table:style-name="ce15" office:value-type="float" office:value="294018024" calcext:value-type="float">
            <text:p>294.018.024 </text:p>
          </table:table-cell>
          <table:table-cell table:style-name="ce15" office:value-type="float" office:value="54144" calcext:value-type="float">
            <text:p>54.144 </text:p>
          </table:table-cell>
          <table:table-cell table:style-name="ce15" office:value-type="float" office:value="1268601414" calcext:value-type="float">
            <text:p>1.268.601.414 </text:p>
          </table:table-cell>
          <table:table-cell table:style-name="ce15" office:value-type="float" office:value="390" calcext:value-type="float">
            <text:p>390 </text:p>
          </table:table-cell>
          <table:table-cell table:style-name="ce25" office:value-type="float" office:value="2671268466" calcext:value-type="float">
            <text:p>2.671.268.46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EXPORTAÇÃO</text:p>
          </table:table-cell>
          <table:table-cell table:style-name="ce15" office:value-type="float" office:value="-0" calcext:value-type="float">
            <text:p>- </text:p>
          </table:table-cell>
          <table:table-cell table:style-name="ce15" office:value-type="float" office:value="1147" calcext:value-type="float">
            <text:p>1.147 </text:p>
          </table:table-cell>
          <table:table-cell table:style-name="ce15" office:value-type="float" office:value="-19" calcext:value-type="float">
            <text:p>(19)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53395" calcext:value-type="float">
            <text:p>53.395 </text:p>
          </table:table-cell>
          <table:table-cell table:style-name="ce15" office:value-type="float" office:value="83010" calcext:value-type="float">
            <text:p>83.010 </text:p>
          </table:table-cell>
          <table:table-cell table:style-name="ce15" office:value-type="float" office:value="6959" calcext:value-type="float">
            <text:p>6.959 </text:p>
          </table:table-cell>
          <table:table-cell table:style-name="ce15" office:value-type="float" office:value="-119" calcext:value-type="float">
            <text:p>(119)</text:p>
          </table:table-cell>
          <table:table-cell table:style-name="ce15" office:value-type="float" office:value="18646" calcext:value-type="float">
            <text:p>18.646 </text:p>
          </table:table-cell>
          <table:table-cell table:style-name="ce15" office:value-type="float" office:value="-9" calcext:value-type="float">
            <text:p>(9)</text:p>
          </table:table-cell>
          <table:table-cell table:style-name="ce15" office:value-type="float" office:value="2770" calcext:value-type="float">
            <text:p>2.770 </text:p>
          </table:table-cell>
          <table:table-cell table:style-name="ce15" office:value-type="float" office:value="701343" calcext:value-type="float">
            <text:p>701.343 </text:p>
          </table:table-cell>
          <table:table-cell table:style-name="ce15" office:value-type="float" office:value="212227" calcext:value-type="float">
            <text:p>212.227 </text:p>
          </table:table-cell>
          <table:table-cell table:style-name="ce15" office:value-type="float" office:value="869113" calcext:value-type="float">
            <text:p>869.113 </text:p>
          </table:table-cell>
          <table:table-cell table:style-name="ce15" office:value-type="float" office:value="-55" calcext:value-type="float">
            <text:p>(55)</text:p>
          </table:table-cell>
          <table:table-cell table:style-name="ce15" office:value-type="float" office:value="14494" calcext:value-type="float">
            <text:p>14.494 </text:p>
          </table:table-cell>
          <table:table-cell table:style-name="ce15" office:value-type="float" office:value="-73" calcext:value-type="float">
            <text:p>(73)</text:p>
          </table:table-cell>
          <table:table-cell table:style-name="ce15" office:value-type="float" office:value="1166876" calcext:value-type="float">
            <text:p>1.166.876 </text:p>
          </table:table-cell>
          <table:table-cell table:style-name="ce15" office:value-type="float" office:value="57815" calcext:value-type="float">
            <text:p>57.815 </text:p>
          </table:table-cell>
          <table:table-cell table:style-name="ce15" office:value-type="float" office:value="3233" calcext:value-type="float">
            <text:p>3.233 </text:p>
          </table:table-cell>
          <table:table-cell table:style-name="ce15" office:value-type="float" office:value="-12" calcext:value-type="float">
            <text:p>(12)</text:p>
          </table:table-cell>
          <table:table-cell table:style-name="ce15" office:value-type="float" office:value="-1" calcext:value-type="float">
            <text:p>(1)</text:p>
          </table:table-cell>
          <table:table-cell table:style-name="ce15" office:value-type="float" office:value="438197" calcext:value-type="float">
            <text:p>438.197 </text:p>
          </table:table-cell>
          <table:table-cell table:style-name="ce15" office:value-type="float" office:value="1208302" calcext:value-type="float">
            <text:p>1.208.302 </text:p>
          </table:table-cell>
          <table:table-cell table:style-name="ce15" office:value-type="float" office:value="-21" calcext:value-type="float">
            <text:p>(21)</text:p>
          </table:table-cell>
          <table:table-cell table:style-name="ce15" office:value-type="float" office:value="1178975" calcext:value-type="float">
            <text:p>1.178.975 </text:p>
          </table:table-cell>
          <table:table-cell table:style-name="ce15" office:value-type="float" office:value="2516" calcext:value-type="float">
            <text:p>2.516 </text:p>
          </table:table-cell>
          <table:table-cell table:style-name="ce25" office:value-type="float" office:value="6018707" calcext:value-type="float">
            <text:p>6.018.70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PI - TOTAL</text:p>
          </table:table-cell>
          <table:table-cell table:style-name="ce15" office:value-type="float" office:value="11427" calcext:value-type="float">
            <text:p>11.427 </text:p>
          </table:table-cell>
          <table:table-cell table:style-name="ce15" office:value-type="float" office:value="2410105" calcext:value-type="float">
            <text:p>2.410.105 </text:p>
          </table:table-cell>
          <table:table-cell table:style-name="ce15" office:value-type="float" office:value="13985365" calcext:value-type="float">
            <text:p>13.985.365 </text:p>
          </table:table-cell>
          <table:table-cell table:style-name="ce15" office:value-type="float" office:value="348404" calcext:value-type="float">
            <text:p>348.404 </text:p>
          </table:table-cell>
          <table:table-cell table:style-name="ce15" office:value-type="float" office:value="123536830" calcext:value-type="float">
            <text:p>123.536.830 </text:p>
          </table:table-cell>
          <table:table-cell table:style-name="ce15" office:value-type="float" office:value="34890456" calcext:value-type="float">
            <text:p>34.890.456 </text:p>
          </table:table-cell>
          <table:table-cell table:style-name="ce15" office:value-type="float" office:value="5497354" calcext:value-type="float">
            <text:p>5.497.354 </text:p>
          </table:table-cell>
          <table:table-cell table:style-name="ce15" office:value-type="float" office:value="145277772" calcext:value-type="float">
            <text:p>145.277.772 </text:p>
          </table:table-cell>
          <table:table-cell table:style-name="ce15" office:value-type="float" office:value="56625865" calcext:value-type="float">
            <text:p>56.625.865 </text:p>
          </table:table-cell>
          <table:table-cell table:style-name="ce15" office:value-type="float" office:value="9200586" calcext:value-type="float">
            <text:p>9.200.586 </text:p>
          </table:table-cell>
          <table:table-cell table:style-name="ce15" office:value-type="float" office:value="412949516" calcext:value-type="float">
            <text:p>412.949.516 </text:p>
          </table:table-cell>
          <table:table-cell table:style-name="ce15" office:value-type="float" office:value="7594356" calcext:value-type="float">
            <text:p>7.594.356 </text:p>
          </table:table-cell>
          <table:table-cell table:style-name="ce15" office:value-type="float" office:value="8928851" calcext:value-type="float">
            <text:p>8.928.851 </text:p>
          </table:table-cell>
          <table:table-cell table:style-name="ce15" office:value-type="float" office:value="6785960" calcext:value-type="float">
            <text:p>6.785.960 </text:p>
          </table:table-cell>
          <table:table-cell table:style-name="ce15" office:value-type="float" office:value="7334723" calcext:value-type="float">
            <text:p>7.334.723 </text:p>
          </table:table-cell>
          <table:table-cell table:style-name="ce15" office:value-type="float" office:value="97553990" calcext:value-type="float">
            <text:p>97.553.990 </text:p>
          </table:table-cell>
          <table:table-cell table:style-name="ce15" office:value-type="float" office:value="4635892" calcext:value-type="float">
            <text:p>4.635.892 </text:p>
          </table:table-cell>
          <table:table-cell table:style-name="ce15" office:value-type="float" office:value="276218584" calcext:value-type="float">
            <text:p>276.218.584 </text:p>
          </table:table-cell>
          <table:table-cell table:style-name="ce15" office:value-type="float" office:value="327517033" calcext:value-type="float">
            <text:p>327.517.033 </text:p>
          </table:table-cell>
          <table:table-cell table:style-name="ce15" office:value-type="float" office:value="3786118" calcext:value-type="float">
            <text:p>3.786.118 </text:p>
          </table:table-cell>
          <table:table-cell table:style-name="ce15" office:value-type="float" office:value="2023155" calcext:value-type="float">
            <text:p>2.023.155 </text:p>
          </table:table-cell>
          <table:table-cell table:style-name="ce15" office:value-type="float" office:value="38899" calcext:value-type="float">
            <text:p>38.899 </text:p>
          </table:table-cell>
          <table:table-cell table:style-name="ce15" office:value-type="float" office:value="444030283" calcext:value-type="float">
            <text:p>444.030.283 </text:p>
          </table:table-cell>
          <table:table-cell table:style-name="ce15" office:value-type="float" office:value="296898396" calcext:value-type="float">
            <text:p>296.898.396 </text:p>
          </table:table-cell>
          <table:table-cell table:style-name="ce15" office:value-type="float" office:value="9180440" calcext:value-type="float">
            <text:p>9.180.440 </text:p>
          </table:table-cell>
          <table:table-cell table:style-name="ce15" office:value-type="float" office:value="1732550307" calcext:value-type="float">
            <text:p>1.732.550.307 </text:p>
          </table:table-cell>
          <table:table-cell table:style-name="ce15" office:value-type="float" office:value="1186638" calcext:value-type="float">
            <text:p>1.186.638 </text:p>
          </table:table-cell>
          <table:table-cell table:style-name="ce25" office:value-type="float" office:value="4030997303" calcext:value-type="float">
            <text:p>4.030.997.30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FUMO</text:p>
          </table:table-cell>
          <table:table-cell table:number-columns-repeated="3" table:style-name="ce15" office:value-type="string" office:string-value=" -    " calcext:value-type="string">
            <text:p><text:s/>- <text:s text:c="4"/></text:p>
          </table:table-cell>
          <table:table-cell table:style-name="ce20" office:value-type="string" office:string-value=" -    " calcext:value-type="string">
            <text:p><text:s/>- <text:s text:c="4"/></text:p>
          </table:table-cell>
          <table:table-cell table:style-name="ce15" office:value-type="float" office:value="243960" calcext:value-type="float">
            <text:p>243.960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20" office:value-type="string" office:string-value=" -    " calcext:value-type="string">
            <text:p><text:s/>- <text:s text:c="4"/></text:p>
          </table:table-cell>
          <table:table-cell table:style-name="ce15" office:value-type="float" office:value="28235" calcext:value-type="float">
            <text:p>28.235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31745787" calcext:value-type="float">
            <text:p>231.745.787 </text:p>
          </table:table-cell>
          <table:table-cell table:style-name="ce15" office:value-type="float" office:value="1140" calcext:value-type="float">
            <text:p>1.140 </text:p>
          </table:table-cell>
          <table:table-cell table:number-columns-repeated="5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48" calcext:value-type="float">
            <text:p>48 </text:p>
          </table:table-cell>
          <table:table-cell table:style-name="ce15" office:value-type="float" office:value="75" calcext:value-type="float">
            <text:p>75 </text:p>
          </table:table-cell>
          <table:table-cell table:number-columns-repeated="3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66487402" calcext:value-type="float">
            <text:p>166.487.402 </text:p>
          </table:table-cell>
          <table:table-cell table:style-name="ce15" office:value-type="float" office:value="1355" calcext:value-type="float">
            <text:p>1.355 </text:p>
          </table:table-cell>
          <table:table-cell table:style-name="ce15" office:value-type="float" office:value="155022" calcext:value-type="float">
            <text:p>155.022 </text:p>
          </table:table-cell>
          <table:table-cell table:style-name="ce15" office:value-type="float" office:value="100" calcext:value-type="float">
            <text:p>100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398663123" calcext:value-type="float">
            <text:p>398.663.12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BEBIDAS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409498" calcext:value-type="float">
            <text:p>409.498 </text:p>
          </table:table-cell>
          <table:table-cell table:style-name="ce15" office:value-type="float" office:value="3125875" calcext:value-type="float">
            <text:p>3.125.875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9920009" calcext:value-type="float">
            <text:p>19.920.009 </text:p>
          </table:table-cell>
          <table:table-cell table:style-name="ce15" office:value-type="float" office:value="13991119" calcext:value-type="float">
            <text:p>13.991.119 </text:p>
          </table:table-cell>
          <table:table-cell table:style-name="ce15" office:value-type="float" office:value="1443248" calcext:value-type="float">
            <text:p>1.443.248 </text:p>
          </table:table-cell>
          <table:table-cell table:style-name="ce15" office:value-type="float" office:value="901958" calcext:value-type="float">
            <text:p>901.958 </text:p>
          </table:table-cell>
          <table:table-cell table:style-name="ce15" office:value-type="float" office:value="11651780" calcext:value-type="float">
            <text:p>11.651.780 </text:p>
          </table:table-cell>
          <table:table-cell table:style-name="ce15" office:value-type="float" office:value="7671581" calcext:value-type="float">
            <text:p>7.671.581 </text:p>
          </table:table-cell>
          <table:table-cell table:style-name="ce15" office:value-type="float" office:value="22994256" calcext:value-type="float">
            <text:p>22.994.256 </text:p>
          </table:table-cell>
          <table:table-cell table:style-name="ce15" office:value-type="float" office:value="60048" calcext:value-type="float">
            <text:p>60.048 </text:p>
          </table:table-cell>
          <table:table-cell table:style-name="ce15" office:value-type="float" office:value="4525662" calcext:value-type="float">
            <text:p>4.525.662 </text:p>
          </table:table-cell>
          <table:table-cell table:style-name="ce15" office:value-type="float" office:value="2397421" calcext:value-type="float">
            <text:p>2.397.421 </text:p>
          </table:table-cell>
          <table:table-cell table:style-name="ce15" office:value-type="float" office:value="3448952" calcext:value-type="float">
            <text:p>3.448.952 </text:p>
          </table:table-cell>
          <table:table-cell table:style-name="ce15" office:value-type="float" office:value="24067730" calcext:value-type="float">
            <text:p>24.067.730 </text:p>
          </table:table-cell>
          <table:table-cell table:style-name="ce15" office:value-type="float" office:value="3127388" calcext:value-type="float">
            <text:p>3.127.388 </text:p>
          </table:table-cell>
          <table:table-cell table:style-name="ce15" office:value-type="float" office:value="6582343" calcext:value-type="float">
            <text:p>6.582.343 </text:p>
          </table:table-cell>
          <table:table-cell table:style-name="ce15" office:value-type="float" office:value="38325613" calcext:value-type="float">
            <text:p>38.325.613 </text:p>
          </table:table-cell>
          <table:table-cell table:style-name="ce15" office:value-type="float" office:value="989248" calcext:value-type="float">
            <text:p>989.248 </text:p>
          </table:table-cell>
          <table:table-cell table:style-name="ce15" office:value-type="float" office:value="8028" calcext:value-type="float">
            <text:p>8.028 </text:p>
          </table:table-cell>
          <table:table-cell table:style-name="ce15" office:value-type="float" office:value="4870" calcext:value-type="float">
            <text:p>4.870 </text:p>
          </table:table-cell>
          <table:table-cell table:style-name="ce15" office:value-type="float" office:value="16408427" calcext:value-type="float">
            <text:p>16.408.427 </text:p>
          </table:table-cell>
          <table:table-cell table:style-name="ce15" office:value-type="float" office:value="11440488" calcext:value-type="float">
            <text:p>11.440.488 </text:p>
          </table:table-cell>
          <table:table-cell table:style-name="ce15" office:value-type="float" office:value="5359460" calcext:value-type="float">
            <text:p>5.359.460 </text:p>
          </table:table-cell>
          <table:table-cell table:style-name="ce15" office:value-type="float" office:value="104553230" calcext:value-type="float">
            <text:p>104.553.230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303408232" calcext:value-type="float">
            <text:p>303.408.23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AUTOMÓVEIS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7244" calcext:value-type="float">
            <text:p>7.244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67757" calcext:value-type="float">
            <text:p>167.757 </text:p>
          </table:table-cell>
          <table:table-cell table:style-name="ce15" office:value-type="float" office:value="2456" calcext:value-type="float">
            <text:p>2.456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4509910" calcext:value-type="float">
            <text:p>24.509.910 </text:p>
          </table:table-cell>
          <table:table-cell table:style-name="ce15" office:value-type="float" office:value="25073736" calcext:value-type="float">
            <text:p>25.073.736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-683502" calcext:value-type="float">
            <text:p>(683.502)</text:p>
          </table:table-cell>
          <table:table-cell table:style-name="ce15" office:value-type="float" office:value="4081" calcext:value-type="float">
            <text:p>4.081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827" calcext:value-type="float">
            <text:p>2.827 </text:p>
          </table:table-cell>
          <table:table-cell table:style-name="ce15" office:value-type="float" office:value="245221" calcext:value-type="float">
            <text:p>245.221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48365417" calcext:value-type="float">
            <text:p>48.365.417 </text:p>
          </table:table-cell>
          <table:table-cell table:style-name="ce15" office:value-type="float" office:value="21791153" calcext:value-type="float">
            <text:p>21.791.153 </text:p>
          </table:table-cell>
          <table:table-cell table:style-name="ce15" office:value-type="float" office:value="4851" calcext:value-type="float">
            <text:p>4.851 </text:p>
          </table:table-cell>
          <table:table-cell table:style-name="ce15" office:value-type="float" office:value="368" calcext:value-type="float">
            <text:p>368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52368430" calcext:value-type="float">
            <text:p>52.368.430 </text:p>
          </table:table-cell>
          <table:table-cell table:style-name="ce15" office:value-type="float" office:value="14779134" calcext:value-type="float">
            <text:p>14.779.134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67276261" calcext:value-type="float">
            <text:p>167.276.261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353915343" calcext:value-type="float">
            <text:p>353.915.34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VINCULADO À IMPORTACAO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831" calcext:value-type="float">
            <text:p>1.831 </text:p>
          </table:table-cell>
          <table:table-cell table:style-name="ce15" office:value-type="float" office:value="7739590" calcext:value-type="float">
            <text:p>7.739.590 </text:p>
          </table:table-cell>
          <table:table-cell table:style-name="ce15" office:value-type="float" office:value="3176" calcext:value-type="float">
            <text:p>3.176 </text:p>
          </table:table-cell>
          <table:table-cell table:style-name="ce15" office:value-type="float" office:value="46461258" calcext:value-type="float">
            <text:p>46.461.258 </text:p>
          </table:table-cell>
          <table:table-cell table:style-name="ce15" office:value-type="float" office:value="12492378" calcext:value-type="float">
            <text:p>12.492.378 </text:p>
          </table:table-cell>
          <table:table-cell table:style-name="ce15" office:value-type="float" office:value="967455" calcext:value-type="float">
            <text:p>967.455 </text:p>
          </table:table-cell>
          <table:table-cell table:style-name="ce15" office:value-type="float" office:value="77511082" calcext:value-type="float">
            <text:p>77.511.082 </text:p>
          </table:table-cell>
          <table:table-cell table:style-name="ce15" office:value-type="float" office:value="6823317" calcext:value-type="float">
            <text:p>6.823.317 </text:p>
          </table:table-cell>
          <table:table-cell table:style-name="ce15" office:value-type="float" office:value="795325" calcext:value-type="float">
            <text:p>795.325 </text:p>
          </table:table-cell>
          <table:table-cell table:style-name="ce15" office:value-type="float" office:value="44273416" calcext:value-type="float">
            <text:p>44.273.416 </text:p>
          </table:table-cell>
          <table:table-cell table:style-name="ce15" office:value-type="float" office:value="395387" calcext:value-type="float">
            <text:p>395.387 </text:p>
          </table:table-cell>
          <table:table-cell table:style-name="ce15" office:value-type="float" office:value="1193557" calcext:value-type="float">
            <text:p>1.193.557 </text:p>
          </table:table-cell>
          <table:table-cell table:style-name="ce15" office:value-type="float" office:value="1020623" calcext:value-type="float">
            <text:p>1.020.623 </text:p>
          </table:table-cell>
          <table:table-cell table:style-name="ce15" office:value-type="float" office:value="1884116" calcext:value-type="float">
            <text:p>1.884.116 </text:p>
          </table:table-cell>
          <table:table-cell table:style-name="ce15" office:value-type="float" office:value="34371315" calcext:value-type="float">
            <text:p>34.371.315 </text:p>
          </table:table-cell>
          <table:table-cell table:style-name="ce15" office:value-type="float" office:value="806" calcext:value-type="float">
            <text:p>806 </text:p>
          </table:table-cell>
          <table:table-cell table:style-name="ce15" office:value-type="float" office:value="112942591" calcext:value-type="float">
            <text:p>112.942.591 </text:p>
          </table:table-cell>
          <table:table-cell table:style-name="ce15" office:value-type="float" office:value="115357353" calcext:value-type="float">
            <text:p>115.357.353 </text:p>
          </table:table-cell>
          <table:table-cell table:style-name="ce15" office:value-type="float" office:value="191932" calcext:value-type="float">
            <text:p>191.932 </text:p>
          </table:table-cell>
          <table:table-cell table:style-name="ce15" office:value-type="float" office:value="72" calcext:value-type="float">
            <text:p>72 </text:p>
          </table:table-cell>
          <table:table-cell table:style-name="ce15" office:value-type="float" office:value="21201" calcext:value-type="float">
            <text:p>21.201 </text:p>
          </table:table-cell>
          <table:table-cell table:style-name="ce15" office:value-type="float" office:value="78569296" calcext:value-type="float">
            <text:p>78.569.296 </text:p>
          </table:table-cell>
          <table:table-cell table:style-name="ce15" office:value-type="float" office:value="113922828" calcext:value-type="float">
            <text:p>113.922.828 </text:p>
          </table:table-cell>
          <table:table-cell table:style-name="ce15" office:value-type="float" office:value="307792" calcext:value-type="float">
            <text:p>307.792 </text:p>
          </table:table-cell>
          <table:table-cell table:style-name="ce15" office:value-type="float" office:value="448172102" calcext:value-type="float">
            <text:p>448.172.102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1105419798" calcext:value-type="float">
            <text:p>1.105.419.79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8" office:value-type="string" calcext:value-type="string">
            <text:p><text:s text:c="2"/>IPI - OUTROS</text:p>
          </table:table-cell>
          <table:table-cell table:style-name="ce15" office:value-type="float" office:value="11427" calcext:value-type="float">
            <text:p>11.427 </text:p>
          </table:table-cell>
          <table:table-cell table:style-name="ce15" office:value-type="float" office:value="1998777" calcext:value-type="float">
            <text:p>1.998.777 </text:p>
          </table:table-cell>
          <table:table-cell table:style-name="ce15" office:value-type="float" office:value="3112657" calcext:value-type="float">
            <text:p>3.112.657 </text:p>
          </table:table-cell>
          <table:table-cell table:style-name="ce15" office:value-type="float" office:value="345228" calcext:value-type="float">
            <text:p>345.228 </text:p>
          </table:table-cell>
          <table:table-cell table:style-name="ce15" office:value-type="float" office:value="56743846" calcext:value-type="float">
            <text:p>56.743.846 </text:p>
          </table:table-cell>
          <table:table-cell table:style-name="ce15" office:value-type="float" office:value="8404503" calcext:value-type="float">
            <text:p>8.404.503 </text:p>
          </table:table-cell>
          <table:table-cell table:style-name="ce15" office:value-type="float" office:value="3086652" calcext:value-type="float">
            <text:p>3.086.652 </text:p>
          </table:table-cell>
          <table:table-cell table:style-name="ce15" office:value-type="float" office:value="42354823" calcext:value-type="float">
            <text:p>42.354.823 </text:p>
          </table:table-cell>
          <table:table-cell table:style-name="ce15" office:value-type="float" office:value="13048798" calcext:value-type="float">
            <text:p>13.048.798 </text:p>
          </table:table-cell>
          <table:table-cell table:style-name="ce15" office:value-type="float" office:value="733680" calcext:value-type="float">
            <text:p>733.680 </text:p>
          </table:table-cell>
          <table:table-cell table:style-name="ce15" office:value-type="float" office:value="114619559" calcext:value-type="float">
            <text:p>114.619.559 </text:p>
          </table:table-cell>
          <table:table-cell table:style-name="ce15" office:value-type="float" office:value="7133700" calcext:value-type="float">
            <text:p>7.133.700 </text:p>
          </table:table-cell>
          <table:table-cell table:style-name="ce15" office:value-type="float" office:value="3209632" calcext:value-type="float">
            <text:p>3.209.632 </text:p>
          </table:table-cell>
          <table:table-cell table:style-name="ce15" office:value-type="float" office:value="3367916" calcext:value-type="float">
            <text:p>3.367.916 </text:p>
          </table:table-cell>
          <table:table-cell table:style-name="ce15" office:value-type="float" office:value="1998829" calcext:value-type="float">
            <text:p>1.998.829 </text:p>
          </table:table-cell>
          <table:table-cell table:style-name="ce15" office:value-type="float" office:value="38869725" calcext:value-type="float">
            <text:p>38.869.725 </text:p>
          </table:table-cell>
          <table:table-cell table:style-name="ce15" office:value-type="float" office:value="1507697" calcext:value-type="float">
            <text:p>1.507.697 </text:p>
          </table:table-cell>
          <table:table-cell table:style-name="ce15" office:value-type="float" office:value="108328184" calcext:value-type="float">
            <text:p>108.328.184 </text:p>
          </table:table-cell>
          <table:table-cell table:style-name="ce15" office:value-type="float" office:value="152042839" calcext:value-type="float">
            <text:p>152.042.839 </text:p>
          </table:table-cell>
          <table:table-cell table:style-name="ce15" office:value-type="float" office:value="2600086" calcext:value-type="float">
            <text:p>2.600.086 </text:p>
          </table:table-cell>
          <table:table-cell table:style-name="ce15" office:value-type="float" office:value="2014687" calcext:value-type="float">
            <text:p>2.014.687 </text:p>
          </table:table-cell>
          <table:table-cell table:style-name="ce15" office:value-type="float" office:value="12828" calcext:value-type="float">
            <text:p>12.828 </text:p>
          </table:table-cell>
          <table:table-cell table:style-name="ce15" office:value-type="float" office:value="130196729" calcext:value-type="float">
            <text:p>130.196.729 </text:p>
          </table:table-cell>
          <table:table-cell table:style-name="ce15" office:value-type="float" office:value="156754591" calcext:value-type="float">
            <text:p>156.754.591 </text:p>
          </table:table-cell>
          <table:table-cell table:style-name="ce15" office:value-type="float" office:value="3358165" calcext:value-type="float">
            <text:p>3.358.165 </text:p>
          </table:table-cell>
          <table:table-cell table:style-name="ce15" office:value-type="float" office:value="1012548614" calcext:value-type="float">
            <text:p>1.012.548.614 </text:p>
          </table:table-cell>
          <table:table-cell table:style-name="ce15" office:value-type="float" office:value="1186638" calcext:value-type="float">
            <text:p>1.186.638 </text:p>
          </table:table-cell>
          <table:table-cell table:style-name="ce25" office:value-type="float" office:value="1869590808" calcext:value-type="float">
            <text:p>1.869.590.80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A RENDA - TOTAL</text:p>
          </table:table-cell>
          <table:table-cell table:style-name="ce15" office:value-type="float" office:value="14977338" calcext:value-type="float">
            <text:p>14.977.338 </text:p>
          </table:table-cell>
          <table:table-cell table:style-name="ce15" office:value-type="float" office:value="51946232" calcext:value-type="float">
            <text:p>51.946.232 </text:p>
          </table:table-cell>
          <table:table-cell table:style-name="ce15" office:value-type="float" office:value="266644662" calcext:value-type="float">
            <text:p>266.644.662 </text:p>
          </table:table-cell>
          <table:table-cell table:style-name="ce15" office:value-type="float" office:value="12240636" calcext:value-type="float">
            <text:p>12.240.636 </text:p>
          </table:table-cell>
          <table:table-cell table:style-name="ce15" office:value-type="float" office:value="303360473" calcext:value-type="float">
            <text:p>303.360.473 </text:p>
          </table:table-cell>
          <table:table-cell table:style-name="ce15" office:value-type="float" office:value="240379166" calcext:value-type="float">
            <text:p>240.379.166 </text:p>
          </table:table-cell>
          <table:table-cell table:style-name="ce15" office:value-type="float" office:value="3224345540" calcext:value-type="float">
            <text:p>3.224.345.540 </text:p>
          </table:table-cell>
          <table:table-cell table:style-name="ce15" office:value-type="float" office:value="205977597" calcext:value-type="float">
            <text:p>205.977.597 </text:p>
          </table:table-cell>
          <table:table-cell table:style-name="ce15" office:value-type="float" office:value="199227082" calcext:value-type="float">
            <text:p>199.227.082 </text:p>
          </table:table-cell>
          <table:table-cell table:style-name="ce15" office:value-type="float" office:value="70773238" calcext:value-type="float">
            <text:p>70.773.238 </text:p>
          </table:table-cell>
          <table:table-cell table:style-name="ce15" office:value-type="float" office:value="1067384079" calcext:value-type="float">
            <text:p>1.067.384.079 </text:p>
          </table:table-cell>
          <table:table-cell table:style-name="ce15" office:value-type="float" office:value="91909914" calcext:value-type="float">
            <text:p>91.909.914 </text:p>
          </table:table-cell>
          <table:table-cell table:style-name="ce15" office:value-type="float" office:value="131095272" calcext:value-type="float">
            <text:p>131.095.272 </text:p>
          </table:table-cell>
          <table:table-cell table:style-name="ce15" office:value-type="float" office:value="140127816" calcext:value-type="float">
            <text:p>140.127.816 </text:p>
          </table:table-cell>
          <table:table-cell table:style-name="ce15" office:value-type="float" office:value="85335260" calcext:value-type="float">
            <text:p>85.335.260 </text:p>
          </table:table-cell>
          <table:table-cell table:style-name="ce15" office:value-type="float" office:value="271249730" calcext:value-type="float">
            <text:p>271.249.730 </text:p>
          </table:table-cell>
          <table:table-cell table:style-name="ce15" office:value-type="float" office:value="47392894" calcext:value-type="float">
            <text:p>47.392.894 </text:p>
          </table:table-cell>
          <table:table-cell table:style-name="ce15" office:value-type="float" office:value="1086369437" calcext:value-type="float">
            <text:p>1.086.369.437 </text:p>
          </table:table-cell>
          <table:table-cell table:style-name="ce15" office:value-type="float" office:value="4538814397" calcext:value-type="float">
            <text:p>4.538.814.397 </text:p>
          </table:table-cell>
          <table:table-cell table:style-name="ce15" office:value-type="float" office:value="82520972" calcext:value-type="float">
            <text:p>82.520.972 </text:p>
          </table:table-cell>
          <table:table-cell table:style-name="ce15" office:value-type="float" office:value="40639495" calcext:value-type="float">
            <text:p>40.639.495 </text:p>
          </table:table-cell>
          <table:table-cell table:style-name="ce15" office:value-type="float" office:value="12630791" calcext:value-type="float">
            <text:p>12.630.791 </text:p>
          </table:table-cell>
          <table:table-cell table:style-name="ce15" office:value-type="float" office:value="824080199" calcext:value-type="float">
            <text:p>824.080.199 </text:p>
          </table:table-cell>
          <table:table-cell table:style-name="ce15" office:value-type="float" office:value="447559693" calcext:value-type="float">
            <text:p>447.559.693 </text:p>
          </table:table-cell>
          <table:table-cell table:style-name="ce15" office:value-type="float" office:value="57744135" calcext:value-type="float">
            <text:p>57.744.135 </text:p>
          </table:table-cell>
          <table:table-cell table:style-name="ce15" office:value-type="float" office:value="10438025466" calcext:value-type="float">
            <text:p>10.438.025.466 </text:p>
          </table:table-cell>
          <table:table-cell table:style-name="ce15" office:value-type="float" office:value="24881821" calcext:value-type="float">
            <text:p>24.881.821 </text:p>
          </table:table-cell>
          <table:table-cell table:style-name="ce25" office:value-type="float" office:value="23977633337" calcext:value-type="float">
            <text:p>23.977.633.33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F</text:p>
          </table:table-cell>
          <table:table-cell table:style-name="ce15" office:value-type="float" office:value="4784999" calcext:value-type="float">
            <text:p>4.784.999 </text:p>
          </table:table-cell>
          <table:table-cell table:style-name="ce15" office:value-type="float" office:value="17434362" calcext:value-type="float">
            <text:p>17.434.362 </text:p>
          </table:table-cell>
          <table:table-cell table:style-name="ce15" office:value-type="float" office:value="20743567" calcext:value-type="float">
            <text:p>20.743.567 </text:p>
          </table:table-cell>
          <table:table-cell table:style-name="ce15" office:value-type="float" office:value="4578988" calcext:value-type="float">
            <text:p>4.578.988 </text:p>
          </table:table-cell>
          <table:table-cell table:style-name="ce15" office:value-type="float" office:value="62993923" calcext:value-type="float">
            <text:p>62.993.923 </text:p>
          </table:table-cell>
          <table:table-cell table:style-name="ce15" office:value-type="float" office:value="39461082" calcext:value-type="float">
            <text:p>39.461.082 </text:p>
          </table:table-cell>
          <table:table-cell table:style-name="ce15" office:value-type="float" office:value="65076321" calcext:value-type="float">
            <text:p>65.076.321 </text:p>
          </table:table-cell>
          <table:table-cell table:style-name="ce15" office:value-type="float" office:value="35195114" calcext:value-type="float">
            <text:p>35.195.114 </text:p>
          </table:table-cell>
          <table:table-cell table:style-name="ce15" office:value-type="float" office:value="50541812" calcext:value-type="float">
            <text:p>50.541.812 </text:p>
          </table:table-cell>
          <table:table-cell table:style-name="ce15" office:value-type="float" office:value="22027747" calcext:value-type="float">
            <text:p>22.027.747 </text:p>
          </table:table-cell>
          <table:table-cell table:style-name="ce15" office:value-type="float" office:value="176124597" calcext:value-type="float">
            <text:p>176.124.597 </text:p>
          </table:table-cell>
          <table:table-cell table:style-name="ce15" office:value-type="float" office:value="33113225" calcext:value-type="float">
            <text:p>33.113.225 </text:p>
          </table:table-cell>
          <table:table-cell table:style-name="ce15" office:value-type="float" office:value="38885265" calcext:value-type="float">
            <text:p>38.885.265 </text:p>
          </table:table-cell>
          <table:table-cell table:style-name="ce15" office:value-type="float" office:value="34009484" calcext:value-type="float">
            <text:p>34.009.484 </text:p>
          </table:table-cell>
          <table:table-cell table:style-name="ce15" office:value-type="float" office:value="23885998" calcext:value-type="float">
            <text:p>23.885.998 </text:p>
          </table:table-cell>
          <table:table-cell table:style-name="ce15" office:value-type="float" office:value="56752715" calcext:value-type="float">
            <text:p>56.752.715 </text:p>
          </table:table-cell>
          <table:table-cell table:style-name="ce15" office:value-type="float" office:value="14697186" calcext:value-type="float">
            <text:p>14.697.186 </text:p>
          </table:table-cell>
          <table:table-cell table:style-name="ce15" office:value-type="float" office:value="122972173" calcext:value-type="float">
            <text:p>122.972.173 </text:p>
          </table:table-cell>
          <table:table-cell table:style-name="ce15" office:value-type="float" office:value="348378043" calcext:value-type="float">
            <text:p>348.378.043 </text:p>
          </table:table-cell>
          <table:table-cell table:style-name="ce15" office:value-type="float" office:value="21414572" calcext:value-type="float">
            <text:p>21.414.572 </text:p>
          </table:table-cell>
          <table:table-cell table:style-name="ce15" office:value-type="float" office:value="11149576" calcext:value-type="float">
            <text:p>11.149.576 </text:p>
          </table:table-cell>
          <table:table-cell table:style-name="ce15" office:value-type="float" office:value="3565368" calcext:value-type="float">
            <text:p>3.565.368 </text:p>
          </table:table-cell>
          <table:table-cell table:style-name="ce15" office:value-type="float" office:value="147429017" calcext:value-type="float">
            <text:p>147.429.017 </text:p>
          </table:table-cell>
          <table:table-cell table:style-name="ce15" office:value-type="float" office:value="72489578" calcext:value-type="float">
            <text:p>72.489.578 </text:p>
          </table:table-cell>
          <table:table-cell table:style-name="ce15" office:value-type="float" office:value="18567492" calcext:value-type="float">
            <text:p>18.567.492 </text:p>
          </table:table-cell>
          <table:table-cell table:style-name="ce15" office:value-type="float" office:value="963594893" calcext:value-type="float">
            <text:p>963.594.893 </text:p>
          </table:table-cell>
          <table:table-cell table:style-name="ce15" office:value-type="float" office:value="6602181" calcext:value-type="float">
            <text:p>6.602.181 </text:p>
          </table:table-cell>
          <table:table-cell table:style-name="ce25" office:value-type="float" office:value="2416469276" calcext:value-type="float">
            <text:p>2.416.469.27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J</text:p>
          </table:table-cell>
          <table:table-cell table:style-name="ce15" office:value-type="float" office:value="4630984" calcext:value-type="float">
            <text:p>4.630.984 </text:p>
          </table:table-cell>
          <table:table-cell table:style-name="ce15" office:value-type="float" office:value="14155691" calcext:value-type="float">
            <text:p>14.155.691 </text:p>
          </table:table-cell>
          <table:table-cell table:style-name="ce15" office:value-type="float" office:value="162405997" calcext:value-type="float">
            <text:p>162.405.997 </text:p>
          </table:table-cell>
          <table:table-cell table:style-name="ce15" office:value-type="float" office:value="4521970" calcext:value-type="float">
            <text:p>4.521.970 </text:p>
          </table:table-cell>
          <table:table-cell table:style-name="ce15" office:value-type="float" office:value="120460003" calcext:value-type="float">
            <text:p>120.460.003 </text:p>
          </table:table-cell>
          <table:table-cell table:style-name="ce15" office:value-type="float" office:value="80722789" calcext:value-type="float">
            <text:p>80.722.789 </text:p>
          </table:table-cell>
          <table:table-cell table:style-name="ce15" office:value-type="float" office:value="635183589" calcext:value-type="float">
            <text:p>635.183.589 </text:p>
          </table:table-cell>
          <table:table-cell table:style-name="ce15" office:value-type="float" office:value="95823783" calcext:value-type="float">
            <text:p>95.823.783 </text:p>
          </table:table-cell>
          <table:table-cell table:style-name="ce15" office:value-type="float" office:value="70086924" calcext:value-type="float">
            <text:p>70.086.924 </text:p>
          </table:table-cell>
          <table:table-cell table:style-name="ce15" office:value-type="float" office:value="24740280" calcext:value-type="float">
            <text:p>24.740.280 </text:p>
          </table:table-cell>
          <table:table-cell table:style-name="ce15" office:value-type="float" office:value="405152885" calcext:value-type="float">
            <text:p>405.152.885 </text:p>
          </table:table-cell>
          <table:table-cell table:style-name="ce15" office:value-type="float" office:value="27186064" calcext:value-type="float">
            <text:p>27.186.064 </text:p>
          </table:table-cell>
          <table:table-cell table:style-name="ce15" office:value-type="float" office:value="48849862" calcext:value-type="float">
            <text:p>48.849.862 </text:p>
          </table:table-cell>
          <table:table-cell table:style-name="ce15" office:value-type="float" office:value="50972673" calcext:value-type="float">
            <text:p>50.972.673 </text:p>
          </table:table-cell>
          <table:table-cell table:style-name="ce15" office:value-type="float" office:value="24520951" calcext:value-type="float">
            <text:p>24.520.951 </text:p>
          </table:table-cell>
          <table:table-cell table:style-name="ce15" office:value-type="float" office:value="97111386" calcext:value-type="float">
            <text:p>97.111.386 </text:p>
          </table:table-cell>
          <table:table-cell table:style-name="ce15" office:value-type="float" office:value="16467349" calcext:value-type="float">
            <text:p>16.467.349 </text:p>
          </table:table-cell>
          <table:table-cell table:style-name="ce15" office:value-type="float" office:value="342558132" calcext:value-type="float">
            <text:p>342.558.132 </text:p>
          </table:table-cell>
          <table:table-cell table:style-name="ce15" office:value-type="float" office:value="1445996427" calcext:value-type="float">
            <text:p>1.445.996.427 </text:p>
          </table:table-cell>
          <table:table-cell table:style-name="ce15" office:value-type="float" office:value="22963128" calcext:value-type="float">
            <text:p>22.963.128 </text:p>
          </table:table-cell>
          <table:table-cell table:style-name="ce15" office:value-type="float" office:value="13603679" calcext:value-type="float">
            <text:p>13.603.679 </text:p>
          </table:table-cell>
          <table:table-cell table:style-name="ce15" office:value-type="float" office:value="4269133" calcext:value-type="float">
            <text:p>4.269.133 </text:p>
          </table:table-cell>
          <table:table-cell table:style-name="ce15" office:value-type="float" office:value="282856152" calcext:value-type="float">
            <text:p>282.856.152 </text:p>
          </table:table-cell>
          <table:table-cell table:style-name="ce15" office:value-type="float" office:value="202962492" calcext:value-type="float">
            <text:p>202.962.492 </text:p>
          </table:table-cell>
          <table:table-cell table:style-name="ce15" office:value-type="float" office:value="13797286" calcext:value-type="float">
            <text:p>13.797.286 </text:p>
          </table:table-cell>
          <table:table-cell table:style-name="ce15" office:value-type="float" office:value="3045911140" calcext:value-type="float">
            <text:p>3.045.911.140 </text:p>
          </table:table-cell>
          <table:table-cell table:style-name="ce15" office:value-type="float" office:value="10251206" calcext:value-type="float">
            <text:p>10.251.206 </text:p>
          </table:table-cell>
          <table:table-cell table:style-name="ce25" office:value-type="float" office:value="7268161956" calcext:value-type="float">
            <text:p>7.268.161.95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ENTIDADES FINANCEIRAS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4286" calcext:value-type="float">
            <text:p>24.286 </text:p>
          </table:table-cell>
          <table:table-cell table:style-name="ce15" office:value-type="float" office:value="-201909" calcext:value-type="float">
            <text:p>(201.909)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133520" calcext:value-type="float">
            <text:p>2.133.520 </text:p>
          </table:table-cell>
          <table:table-cell table:style-name="ce15" office:value-type="float" office:value="14955174" calcext:value-type="float">
            <text:p>14.955.174 </text:p>
          </table:table-cell>
          <table:table-cell table:style-name="ce15" office:value-type="float" office:value="366668384" calcext:value-type="float">
            <text:p>366.668.384 </text:p>
          </table:table-cell>
          <table:table-cell table:style-name="ce15" office:value-type="float" office:value="6694696" calcext:value-type="float">
            <text:p>6.694.696 </text:p>
          </table:table-cell>
          <table:table-cell table:style-name="ce15" office:value-type="float" office:value="217950" calcext:value-type="float">
            <text:p>217.950 </text:p>
          </table:table-cell>
          <table:table-cell table:style-name="ce15" office:value-type="float" office:value="63" calcext:value-type="float">
            <text:p>63 </text:p>
          </table:table-cell>
          <table:table-cell table:style-name="ce15" office:value-type="float" office:value="3912275" calcext:value-type="float">
            <text:p>3.912.275 </text:p>
          </table:table-cell>
          <table:table-cell table:style-name="ce15" office:value-type="float" office:value="84770" calcext:value-type="float">
            <text:p>84.770 </text:p>
          </table:table-cell>
          <table:table-cell table:style-name="ce15" office:value-type="float" office:value="302332" calcext:value-type="float">
            <text:p>302.332 </text:p>
          </table:table-cell>
          <table:table-cell table:style-name="ce15" office:value-type="float" office:value="12756061" calcext:value-type="float">
            <text:p>12.756.061 </text:p>
          </table:table-cell>
          <table:table-cell table:style-name="ce15" office:value-type="float" office:value="1360" calcext:value-type="float">
            <text:p>1.360 </text:p>
          </table:table-cell>
          <table:table-cell table:style-name="ce15" office:value-type="float" office:value="7257204" calcext:value-type="float">
            <text:p>7.257.204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0233424" calcext:value-type="float">
            <text:p>20.233.424 </text:p>
          </table:table-cell>
          <table:table-cell table:style-name="ce15" office:value-type="float" office:value="150529407" calcext:value-type="float">
            <text:p>150.529.407 </text:p>
          </table:table-cell>
          <table:table-cell table:style-name="ce15" office:value-type="float" office:value="61274" calcext:value-type="float">
            <text:p>61.274 </text:p>
          </table:table-cell>
          <table:table-cell table:style-name="ce15" office:value-type="float" office:value="16757" calcext:value-type="float">
            <text:p>16.757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3713065" calcext:value-type="float">
            <text:p>13.713.065 </text:p>
          </table:table-cell>
          <table:table-cell table:style-name="ce15" office:value-type="float" office:value="1045792" calcext:value-type="float">
            <text:p>1.045.792 </text:p>
          </table:table-cell>
          <table:table-cell table:style-name="ce15" office:value-type="float" office:value="2283641" calcext:value-type="float">
            <text:p>2.283.641 </text:p>
          </table:table-cell>
          <table:table-cell table:style-name="ce15" office:value-type="float" office:value="717200491" calcext:value-type="float">
            <text:p>717.200.491 </text:p>
          </table:table-cell>
          <table:table-cell table:style-name="ce15" office:value-type="float" office:value="1634" calcext:value-type="float">
            <text:p>1.634 </text:p>
          </table:table-cell>
          <table:table-cell table:style-name="ce25" office:value-type="float" office:value="1319891652" calcext:value-type="float">
            <text:p>1.319.891.65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DEMAIS EMPRESAS</text:p>
          </table:table-cell>
          <table:table-cell table:style-name="ce15" office:value-type="float" office:value="4630984" calcext:value-type="float">
            <text:p>4.630.984 </text:p>
          </table:table-cell>
          <table:table-cell table:style-name="ce15" office:value-type="float" office:value="14131405" calcext:value-type="float">
            <text:p>14.131.405 </text:p>
          </table:table-cell>
          <table:table-cell table:style-name="ce15" office:value-type="float" office:value="162607906" calcext:value-type="float">
            <text:p>162.607.906 </text:p>
          </table:table-cell>
          <table:table-cell table:style-name="ce15" office:value-type="float" office:value="4521970" calcext:value-type="float">
            <text:p>4.521.970 </text:p>
          </table:table-cell>
          <table:table-cell table:style-name="ce15" office:value-type="float" office:value="118326483" calcext:value-type="float">
            <text:p>118.326.483 </text:p>
          </table:table-cell>
          <table:table-cell table:style-name="ce15" office:value-type="float" office:value="65767615" calcext:value-type="float">
            <text:p>65.767.615 </text:p>
          </table:table-cell>
          <table:table-cell table:style-name="ce15" office:value-type="float" office:value="268515205" calcext:value-type="float">
            <text:p>268.515.205 </text:p>
          </table:table-cell>
          <table:table-cell table:style-name="ce15" office:value-type="float" office:value="89129088" calcext:value-type="float">
            <text:p>89.129.088 </text:p>
          </table:table-cell>
          <table:table-cell table:style-name="ce15" office:value-type="float" office:value="69868974" calcext:value-type="float">
            <text:p>69.868.974 </text:p>
          </table:table-cell>
          <table:table-cell table:style-name="ce15" office:value-type="float" office:value="24740217" calcext:value-type="float">
            <text:p>24.740.217 </text:p>
          </table:table-cell>
          <table:table-cell table:style-name="ce15" office:value-type="float" office:value="401240610" calcext:value-type="float">
            <text:p>401.240.610 </text:p>
          </table:table-cell>
          <table:table-cell table:style-name="ce15" office:value-type="float" office:value="27101294" calcext:value-type="float">
            <text:p>27.101.294 </text:p>
          </table:table-cell>
          <table:table-cell table:style-name="ce15" office:value-type="float" office:value="48547530" calcext:value-type="float">
            <text:p>48.547.530 </text:p>
          </table:table-cell>
          <table:table-cell table:style-name="ce15" office:value-type="float" office:value="38216612" calcext:value-type="float">
            <text:p>38.216.612 </text:p>
          </table:table-cell>
          <table:table-cell table:style-name="ce15" office:value-type="float" office:value="24519592" calcext:value-type="float">
            <text:p>24.519.592 </text:p>
          </table:table-cell>
          <table:table-cell table:style-name="ce15" office:value-type="float" office:value="89854182" calcext:value-type="float">
            <text:p>89.854.182 </text:p>
          </table:table-cell>
          <table:table-cell table:style-name="ce15" office:value-type="float" office:value="16467349" calcext:value-type="float">
            <text:p>16.467.349 </text:p>
          </table:table-cell>
          <table:table-cell table:style-name="ce15" office:value-type="float" office:value="322324708" calcext:value-type="float">
            <text:p>322.324.708 </text:p>
          </table:table-cell>
          <table:table-cell table:style-name="ce15" office:value-type="float" office:value="1295467019" calcext:value-type="float">
            <text:p>1.295.467.019 </text:p>
          </table:table-cell>
          <table:table-cell table:style-name="ce15" office:value-type="float" office:value="22901855" calcext:value-type="float">
            <text:p>22.901.855 </text:p>
          </table:table-cell>
          <table:table-cell table:style-name="ce15" office:value-type="float" office:value="13586922" calcext:value-type="float">
            <text:p>13.586.922 </text:p>
          </table:table-cell>
          <table:table-cell table:style-name="ce15" office:value-type="float" office:value="4269133" calcext:value-type="float">
            <text:p>4.269.133 </text:p>
          </table:table-cell>
          <table:table-cell table:style-name="ce15" office:value-type="float" office:value="269143087" calcext:value-type="float">
            <text:p>269.143.087 </text:p>
          </table:table-cell>
          <table:table-cell table:style-name="ce15" office:value-type="float" office:value="201916700" calcext:value-type="float">
            <text:p>201.916.700 </text:p>
          </table:table-cell>
          <table:table-cell table:style-name="ce15" office:value-type="float" office:value="11513645" calcext:value-type="float">
            <text:p>11.513.645 </text:p>
          </table:table-cell>
          <table:table-cell table:style-name="ce15" office:value-type="float" office:value="2328710649" calcext:value-type="float">
            <text:p>2.328.710.649 </text:p>
          </table:table-cell>
          <table:table-cell table:style-name="ce15" office:value-type="float" office:value="10249571" calcext:value-type="float">
            <text:p>10.249.571 </text:p>
          </table:table-cell>
          <table:table-cell table:style-name="ce25" office:value-type="float" office:value="5948270304" calcext:value-type="float">
            <text:p>5.948.270.30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MPOSTO S/ RENDA RETIDO NA FONTE</text:p>
          </table:table-cell>
          <table:table-cell table:style-name="ce15" office:value-type="float" office:value="5561354" calcext:value-type="float">
            <text:p>5.561.354 </text:p>
          </table:table-cell>
          <table:table-cell table:style-name="ce15" office:value-type="float" office:value="20356180" calcext:value-type="float">
            <text:p>20.356.180 </text:p>
          </table:table-cell>
          <table:table-cell table:style-name="ce15" office:value-type="float" office:value="83495099" calcext:value-type="float">
            <text:p>83.495.099 </text:p>
          </table:table-cell>
          <table:table-cell table:style-name="ce15" office:value-type="float" office:value="3139677" calcext:value-type="float">
            <text:p>3.139.677 </text:p>
          </table:table-cell>
          <table:table-cell table:style-name="ce15" office:value-type="float" office:value="119906547" calcext:value-type="float">
            <text:p>119.906.547 </text:p>
          </table:table-cell>
          <table:table-cell table:style-name="ce15" office:value-type="float" office:value="120195295" calcext:value-type="float">
            <text:p>120.195.295 </text:p>
          </table:table-cell>
          <table:table-cell table:style-name="ce15" office:value-type="float" office:value="2524085630" calcext:value-type="float">
            <text:p>2.524.085.630 </text:p>
          </table:table-cell>
          <table:table-cell table:style-name="ce15" office:value-type="float" office:value="74958699" calcext:value-type="float">
            <text:p>74.958.699 </text:p>
          </table:table-cell>
          <table:table-cell table:style-name="ce15" office:value-type="float" office:value="78598347" calcext:value-type="float">
            <text:p>78.598.347 </text:p>
          </table:table-cell>
          <table:table-cell table:style-name="ce15" office:value-type="float" office:value="24005211" calcext:value-type="float">
            <text:p>24.005.211 </text:p>
          </table:table-cell>
          <table:table-cell table:style-name="ce15" office:value-type="float" office:value="486106597" calcext:value-type="float">
            <text:p>486.106.597 </text:p>
          </table:table-cell>
          <table:table-cell table:style-name="ce15" office:value-type="float" office:value="31610625" calcext:value-type="float">
            <text:p>31.610.625 </text:p>
          </table:table-cell>
          <table:table-cell table:style-name="ce15" office:value-type="float" office:value="43360146" calcext:value-type="float">
            <text:p>43.360.146 </text:p>
          </table:table-cell>
          <table:table-cell table:style-name="ce15" office:value-type="float" office:value="55145660" calcext:value-type="float">
            <text:p>55.145.660 </text:p>
          </table:table-cell>
          <table:table-cell table:style-name="ce15" office:value-type="float" office:value="36928311" calcext:value-type="float">
            <text:p>36.928.311 </text:p>
          </table:table-cell>
          <table:table-cell table:style-name="ce15" office:value-type="float" office:value="117385629" calcext:value-type="float">
            <text:p>117.385.629 </text:p>
          </table:table-cell>
          <table:table-cell table:style-name="ce15" office:value-type="float" office:value="16228360" calcext:value-type="float">
            <text:p>16.228.360 </text:p>
          </table:table-cell>
          <table:table-cell table:style-name="ce15" office:value-type="float" office:value="620839133" calcext:value-type="float">
            <text:p>620.839.133 </text:p>
          </table:table-cell>
          <table:table-cell table:style-name="ce15" office:value-type="float" office:value="2744439928" calcext:value-type="float">
            <text:p>2.744.439.928 </text:p>
          </table:table-cell>
          <table:table-cell table:style-name="ce15" office:value-type="float" office:value="38143272" calcext:value-type="float">
            <text:p>38.143.272 </text:p>
          </table:table-cell>
          <table:table-cell table:style-name="ce15" office:value-type="float" office:value="15886240" calcext:value-type="float">
            <text:p>15.886.240 </text:p>
          </table:table-cell>
          <table:table-cell table:style-name="ce15" office:value-type="float" office:value="4796289" calcext:value-type="float">
            <text:p>4.796.289 </text:p>
          </table:table-cell>
          <table:table-cell table:style-name="ce15" office:value-type="float" office:value="393795030" calcext:value-type="float">
            <text:p>393.795.030 </text:p>
          </table:table-cell>
          <table:table-cell table:style-name="ce15" office:value-type="float" office:value="172107623" calcext:value-type="float">
            <text:p>172.107.623 </text:p>
          </table:table-cell>
          <table:table-cell table:style-name="ce15" office:value-type="float" office:value="25379357" calcext:value-type="float">
            <text:p>25.379.357 </text:p>
          </table:table-cell>
          <table:table-cell table:style-name="ce15" office:value-type="float" office:value="6428519432" calcext:value-type="float">
            <text:p>6.428.519.432 </text:p>
          </table:table-cell>
          <table:table-cell table:style-name="ce15" office:value-type="float" office:value="8028435" calcext:value-type="float">
            <text:p>8.028.435 </text:p>
          </table:table-cell>
          <table:table-cell table:style-name="ce25" office:value-type="float" office:value="14293002104" calcext:value-type="float">
            <text:p>14.293.002.10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TRABALHO</text:p>
          </table:table-cell>
          <table:table-cell table:style-name="ce15" office:value-type="float" office:value="5057964" calcext:value-type="float">
            <text:p>5.057.964 </text:p>
          </table:table-cell>
          <table:table-cell table:style-name="ce15" office:value-type="float" office:value="17718541" calcext:value-type="float">
            <text:p>17.718.541 </text:p>
          </table:table-cell>
          <table:table-cell table:style-name="ce15" office:value-type="float" office:value="61191195" calcext:value-type="float">
            <text:p>61.191.195 </text:p>
          </table:table-cell>
          <table:table-cell table:style-name="ce15" office:value-type="float" office:value="2843211" calcext:value-type="float">
            <text:p>2.843.211 </text:p>
          </table:table-cell>
          <table:table-cell table:style-name="ce15" office:value-type="float" office:value="93955785" calcext:value-type="float">
            <text:p>93.955.785 </text:p>
          </table:table-cell>
          <table:table-cell table:style-name="ce15" office:value-type="float" office:value="82869063" calcext:value-type="float">
            <text:p>82.869.063 </text:p>
          </table:table-cell>
          <table:table-cell table:style-name="ce15" office:value-type="float" office:value="1675345708" calcext:value-type="float">
            <text:p>1.675.345.708 </text:p>
          </table:table-cell>
          <table:table-cell table:style-name="ce15" office:value-type="float" office:value="54196814" calcext:value-type="float">
            <text:p>54.196.814 </text:p>
          </table:table-cell>
          <table:table-cell table:style-name="ce15" office:value-type="float" office:value="64636412" calcext:value-type="float">
            <text:p>64.636.412 </text:p>
          </table:table-cell>
          <table:table-cell table:style-name="ce15" office:value-type="float" office:value="20250001" calcext:value-type="float">
            <text:p>20.250.001 </text:p>
          </table:table-cell>
          <table:table-cell table:style-name="ce15" office:value-type="float" office:value="369079286" calcext:value-type="float">
            <text:p>369.079.286 </text:p>
          </table:table-cell>
          <table:table-cell table:style-name="ce15" office:value-type="float" office:value="26708831" calcext:value-type="float">
            <text:p>26.708.831 </text:p>
          </table:table-cell>
          <table:table-cell table:style-name="ce15" office:value-type="float" office:value="34207417" calcext:value-type="float">
            <text:p>34.207.417 </text:p>
          </table:table-cell>
          <table:table-cell table:style-name="ce15" office:value-type="float" office:value="46604875" calcext:value-type="float">
            <text:p>46.604.875 </text:p>
          </table:table-cell>
          <table:table-cell table:style-name="ce15" office:value-type="float" office:value="34594831" calcext:value-type="float">
            <text:p>34.594.831 </text:p>
          </table:table-cell>
          <table:table-cell table:style-name="ce15" office:value-type="float" office:value="95571143" calcext:value-type="float">
            <text:p>95.571.143 </text:p>
          </table:table-cell>
          <table:table-cell table:style-name="ce15" office:value-type="float" office:value="14567198" calcext:value-type="float">
            <text:p>14.567.198 </text:p>
          </table:table-cell>
          <table:table-cell table:style-name="ce15" office:value-type="float" office:value="247692141" calcext:value-type="float">
            <text:p>247.692.141 </text:p>
          </table:table-cell>
          <table:table-cell table:style-name="ce15" office:value-type="float" office:value="1125074177" calcext:value-type="float">
            <text:p>1.125.074.177 </text:p>
          </table:table-cell>
          <table:table-cell table:style-name="ce15" office:value-type="float" office:value="29019060" calcext:value-type="float">
            <text:p>29.019.060 </text:p>
          </table:table-cell>
          <table:table-cell table:style-name="ce15" office:value-type="float" office:value="13161828" calcext:value-type="float">
            <text:p>13.161.828 </text:p>
          </table:table-cell>
          <table:table-cell table:style-name="ce15" office:value-type="float" office:value="4450250" calcext:value-type="float">
            <text:p>4.450.250 </text:p>
          </table:table-cell>
          <table:table-cell table:style-name="ce15" office:value-type="float" office:value="255669282" calcext:value-type="float">
            <text:p>255.669.282 </text:p>
          </table:table-cell>
          <table:table-cell table:style-name="ce15" office:value-type="float" office:value="121439621" calcext:value-type="float">
            <text:p>121.439.621 </text:p>
          </table:table-cell>
          <table:table-cell table:style-name="ce15" office:value-type="float" office:value="21649525" calcext:value-type="float">
            <text:p>21.649.525 </text:p>
          </table:table-cell>
          <table:table-cell table:style-name="ce15" office:value-type="float" office:value="2222161113" calcext:value-type="float">
            <text:p>2.222.161.113 </text:p>
          </table:table-cell>
          <table:table-cell table:style-name="ce15" office:value-type="float" office:value="6655836" calcext:value-type="float">
            <text:p>6.655.836 </text:p>
          </table:table-cell>
          <table:table-cell table:style-name="ce25" office:value-type="float" office:value="6746371107" calcext:value-type="float">
            <text:p>6.746.371.10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CAPITAL</text:p>
          </table:table-cell>
          <table:table-cell table:style-name="ce15" office:value-type="float" office:value="248278" calcext:value-type="float">
            <text:p>248.278 </text:p>
          </table:table-cell>
          <table:table-cell table:style-name="ce15" office:value-type="float" office:value="1012741" calcext:value-type="float">
            <text:p>1.012.741 </text:p>
          </table:table-cell>
          <table:table-cell table:style-name="ce15" office:value-type="float" office:value="3625665" calcext:value-type="float">
            <text:p>3.625.665 </text:p>
          </table:table-cell>
          <table:table-cell table:style-name="ce15" office:value-type="float" office:value="67421" calcext:value-type="float">
            <text:p>67.421 </text:p>
          </table:table-cell>
          <table:table-cell table:style-name="ce15" office:value-type="float" office:value="7462764" calcext:value-type="float">
            <text:p>7.462.764 </text:p>
          </table:table-cell>
          <table:table-cell table:style-name="ce15" office:value-type="float" office:value="16436678" calcext:value-type="float">
            <text:p>16.436.678 </text:p>
          </table:table-cell>
          <table:table-cell table:style-name="ce15" office:value-type="float" office:value="658529047" calcext:value-type="float">
            <text:p>658.529.047 </text:p>
          </table:table-cell>
          <table:table-cell table:style-name="ce15" office:value-type="float" office:value="10732417" calcext:value-type="float">
            <text:p>10.732.417 </text:p>
          </table:table-cell>
          <table:table-cell table:style-name="ce15" office:value-type="float" office:value="5365780" calcext:value-type="float">
            <text:p>5.365.780 </text:p>
          </table:table-cell>
          <table:table-cell table:style-name="ce15" office:value-type="float" office:value="935047" calcext:value-type="float">
            <text:p>935.047 </text:p>
          </table:table-cell>
          <table:table-cell table:style-name="ce15" office:value-type="float" office:value="49379546" calcext:value-type="float">
            <text:p>49.379.546 </text:p>
          </table:table-cell>
          <table:table-cell table:style-name="ce15" office:value-type="float" office:value="1756942" calcext:value-type="float">
            <text:p>1.756.942 </text:p>
          </table:table-cell>
          <table:table-cell table:style-name="ce15" office:value-type="float" office:value="3952437" calcext:value-type="float">
            <text:p>3.952.437 </text:p>
          </table:table-cell>
          <table:table-cell table:style-name="ce15" office:value-type="float" office:value="3676433" calcext:value-type="float">
            <text:p>3.676.433 </text:p>
          </table:table-cell>
          <table:table-cell table:style-name="ce15" office:value-type="float" office:value="921259" calcext:value-type="float">
            <text:p>921.259 </text:p>
          </table:table-cell>
          <table:table-cell table:style-name="ce15" office:value-type="float" office:value="7741763" calcext:value-type="float">
            <text:p>7.741.763 </text:p>
          </table:table-cell>
          <table:table-cell table:style-name="ce15" office:value-type="float" office:value="372520" calcext:value-type="float">
            <text:p>372.520 </text:p>
          </table:table-cell>
          <table:table-cell table:style-name="ce15" office:value-type="float" office:value="306344533" calcext:value-type="float">
            <text:p>306.344.533 </text:p>
          </table:table-cell>
          <table:table-cell table:style-name="ce15" office:value-type="float" office:value="1217516877" calcext:value-type="float">
            <text:p>1.217.516.877 </text:p>
          </table:table-cell>
          <table:table-cell table:style-name="ce15" office:value-type="float" office:value="6299090" calcext:value-type="float">
            <text:p>6.299.090 </text:p>
          </table:table-cell>
          <table:table-cell table:style-name="ce15" office:value-type="float" office:value="2081205" calcext:value-type="float">
            <text:p>2.081.205 </text:p>
          </table:table-cell>
          <table:table-cell table:style-name="ce15" office:value-type="float" office:value="164314" calcext:value-type="float">
            <text:p>164.314 </text:p>
          </table:table-cell>
          <table:table-cell table:style-name="ce15" office:value-type="float" office:value="78084320" calcext:value-type="float">
            <text:p>78.084.320 </text:p>
          </table:table-cell>
          <table:table-cell table:style-name="ce15" office:value-type="float" office:value="22260685" calcext:value-type="float">
            <text:p>22.260.685 </text:p>
          </table:table-cell>
          <table:table-cell table:style-name="ce15" office:value-type="float" office:value="1558261" calcext:value-type="float">
            <text:p>1.558.261 </text:p>
          </table:table-cell>
          <table:table-cell table:style-name="ce15" office:value-type="float" office:value="3192418522" calcext:value-type="float">
            <text:p>3.192.418.522 </text:p>
          </table:table-cell>
          <table:table-cell table:style-name="ce15" office:value-type="float" office:value="466639" calcext:value-type="float">
            <text:p>466.639 </text:p>
          </table:table-cell>
          <table:table-cell table:style-name="ce25" office:value-type="float" office:value="5599411187" calcext:value-type="float">
            <text:p>5.599.411.18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MESSAS P/ EXTERIOR</text:p>
          </table:table-cell>
          <table:table-cell table:style-name="ce15" office:value-type="float" office:value="4915" calcext:value-type="float">
            <text:p>4.915 </text:p>
          </table:table-cell>
          <table:table-cell table:style-name="ce15" office:value-type="float" office:value="46942" calcext:value-type="float">
            <text:p>46.942 </text:p>
          </table:table-cell>
          <table:table-cell table:style-name="ce15" office:value-type="float" office:value="13188597" calcext:value-type="float">
            <text:p>13.188.597 </text:p>
          </table:table-cell>
          <table:table-cell table:style-name="ce15" office:value-type="float" office:value="57974" calcext:value-type="float">
            <text:p>57.974 </text:p>
          </table:table-cell>
          <table:table-cell table:style-name="ce15" office:value-type="float" office:value="7206929" calcext:value-type="float">
            <text:p>7.206.929 </text:p>
          </table:table-cell>
          <table:table-cell table:style-name="ce15" office:value-type="float" office:value="12487793" calcext:value-type="float">
            <text:p>12.487.793 </text:p>
          </table:table-cell>
          <table:table-cell table:style-name="ce15" office:value-type="float" office:value="70070908" calcext:value-type="float">
            <text:p>70.070.908 </text:p>
          </table:table-cell>
          <table:table-cell table:style-name="ce15" office:value-type="float" office:value="3526527" calcext:value-type="float">
            <text:p>3.526.527 </text:p>
          </table:table-cell>
          <table:table-cell table:style-name="ce15" office:value-type="float" office:value="3186429" calcext:value-type="float">
            <text:p>3.186.429 </text:p>
          </table:table-cell>
          <table:table-cell table:style-name="ce15" office:value-type="float" office:value="592281" calcext:value-type="float">
            <text:p>592.281 </text:p>
          </table:table-cell>
          <table:table-cell table:style-name="ce15" office:value-type="float" office:value="32510710" calcext:value-type="float">
            <text:p>32.510.710 </text:p>
          </table:table-cell>
          <table:table-cell table:style-name="ce15" office:value-type="float" office:value="886424" calcext:value-type="float">
            <text:p>886.424 </text:p>
          </table:table-cell>
          <table:table-cell table:style-name="ce15" office:value-type="float" office:value="2600048" calcext:value-type="float">
            <text:p>2.600.048 </text:p>
          </table:table-cell>
          <table:table-cell table:style-name="ce15" office:value-type="float" office:value="921606" calcext:value-type="float">
            <text:p>921.606 </text:p>
          </table:table-cell>
          <table:table-cell table:style-name="ce15" office:value-type="float" office:value="233470" calcext:value-type="float">
            <text:p>233.470 </text:p>
          </table:table-cell>
          <table:table-cell table:style-name="ce15" office:value-type="float" office:value="4556183" calcext:value-type="float">
            <text:p>4.556.183 </text:p>
          </table:table-cell>
          <table:table-cell table:style-name="ce15" office:value-type="float" office:value="139021" calcext:value-type="float">
            <text:p>139.021 </text:p>
          </table:table-cell>
          <table:table-cell table:style-name="ce15" office:value-type="float" office:value="41757136" calcext:value-type="float">
            <text:p>41.757.136 </text:p>
          </table:table-cell>
          <table:table-cell table:style-name="ce15" office:value-type="float" office:value="246075368" calcext:value-type="float">
            <text:p>246.075.368 </text:p>
          </table:table-cell>
          <table:table-cell table:style-name="ce15" office:value-type="float" office:value="1166054" calcext:value-type="float">
            <text:p>1.166.054 </text:p>
          </table:table-cell>
          <table:table-cell table:style-name="ce15" office:value-type="float" office:value="129937" calcext:value-type="float">
            <text:p>129.937 </text:p>
          </table:table-cell>
          <table:table-cell table:style-name="ce15" office:value-type="float" office:value="14666" calcext:value-type="float">
            <text:p>14.666 </text:p>
          </table:table-cell>
          <table:table-cell table:style-name="ce15" office:value-type="float" office:value="28878259" calcext:value-type="float">
            <text:p>28.878.259 </text:p>
          </table:table-cell>
          <table:table-cell table:style-name="ce15" office:value-type="float" office:value="11974144" calcext:value-type="float">
            <text:p>11.974.144 </text:p>
          </table:table-cell>
          <table:table-cell table:style-name="ce15" office:value-type="float" office:value="433600" calcext:value-type="float">
            <text:p>433.600 </text:p>
          </table:table-cell>
          <table:table-cell table:style-name="ce15" office:value-type="float" office:value="647183545" calcext:value-type="float">
            <text:p>647.183.545 </text:p>
          </table:table-cell>
          <table:table-cell table:style-name="ce15" office:value-type="float" office:value="230488" calcext:value-type="float">
            <text:p>230.488 </text:p>
          </table:table-cell>
          <table:table-cell table:style-name="ce25" office:value-type="float" office:value="1130059955" calcext:value-type="float">
            <text:p>1.130.059.95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OUTROS RENDIMENTOS</text:p>
          </table:table-cell>
          <table:table-cell table:style-name="ce15" office:value-type="float" office:value="250197" calcext:value-type="float">
            <text:p>250.197 </text:p>
          </table:table-cell>
          <table:table-cell table:style-name="ce15" office:value-type="float" office:value="1577956" calcext:value-type="float">
            <text:p>1.577.956 </text:p>
          </table:table-cell>
          <table:table-cell table:style-name="ce15" office:value-type="float" office:value="5489642" calcext:value-type="float">
            <text:p>5.489.642 </text:p>
          </table:table-cell>
          <table:table-cell table:style-name="ce15" office:value-type="float" office:value="171071" calcext:value-type="float">
            <text:p>171.071 </text:p>
          </table:table-cell>
          <table:table-cell table:style-name="ce15" office:value-type="float" office:value="11281068" calcext:value-type="float">
            <text:p>11.281.068 </text:p>
          </table:table-cell>
          <table:table-cell table:style-name="ce15" office:value-type="float" office:value="8401761" calcext:value-type="float">
            <text:p>8.401.761 </text:p>
          </table:table-cell>
          <table:table-cell table:style-name="ce15" office:value-type="float" office:value="120139967" calcext:value-type="float">
            <text:p>120.139.967 </text:p>
          </table:table-cell>
          <table:table-cell table:style-name="ce15" office:value-type="float" office:value="6502941" calcext:value-type="float">
            <text:p>6.502.941 </text:p>
          </table:table-cell>
          <table:table-cell table:style-name="ce15" office:value-type="float" office:value="5409726" calcext:value-type="float">
            <text:p>5.409.726 </text:p>
          </table:table-cell>
          <table:table-cell table:style-name="ce15" office:value-type="float" office:value="2227881" calcext:value-type="float">
            <text:p>2.227.881 </text:p>
          </table:table-cell>
          <table:table-cell table:style-name="ce15" office:value-type="float" office:value="35137055" calcext:value-type="float">
            <text:p>35.137.055 </text:p>
          </table:table-cell>
          <table:table-cell table:style-name="ce15" office:value-type="float" office:value="2258427" calcext:value-type="float">
            <text:p>2.258.427 </text:p>
          </table:table-cell>
          <table:table-cell table:style-name="ce15" office:value-type="float" office:value="2600243" calcext:value-type="float">
            <text:p>2.600.243 </text:p>
          </table:table-cell>
          <table:table-cell table:style-name="ce15" office:value-type="float" office:value="3942745" calcext:value-type="float">
            <text:p>3.942.745 </text:p>
          </table:table-cell>
          <table:table-cell table:style-name="ce15" office:value-type="float" office:value="1178752" calcext:value-type="float">
            <text:p>1.178.752 </text:p>
          </table:table-cell>
          <table:table-cell table:style-name="ce15" office:value-type="float" office:value="9516540" calcext:value-type="float">
            <text:p>9.516.540 </text:p>
          </table:table-cell>
          <table:table-cell table:style-name="ce15" office:value-type="float" office:value="1149621" calcext:value-type="float">
            <text:p>1.149.621 </text:p>
          </table:table-cell>
          <table:table-cell table:style-name="ce15" office:value-type="float" office:value="25045323" calcext:value-type="float">
            <text:p>25.045.323 </text:p>
          </table:table-cell>
          <table:table-cell table:style-name="ce15" office:value-type="float" office:value="155773506" calcext:value-type="float">
            <text:p>155.773.506 </text:p>
          </table:table-cell>
          <table:table-cell table:style-name="ce15" office:value-type="float" office:value="1659069" calcext:value-type="float">
            <text:p>1.659.069 </text:p>
          </table:table-cell>
          <table:table-cell table:style-name="ce15" office:value-type="float" office:value="513270" calcext:value-type="float">
            <text:p>513.270 </text:p>
          </table:table-cell>
          <table:table-cell table:style-name="ce15" office:value-type="float" office:value="167059" calcext:value-type="float">
            <text:p>167.059 </text:p>
          </table:table-cell>
          <table:table-cell table:style-name="ce15" office:value-type="float" office:value="31163169" calcext:value-type="float">
            <text:p>31.163.169 </text:p>
          </table:table-cell>
          <table:table-cell table:style-name="ce15" office:value-type="float" office:value="16433173" calcext:value-type="float">
            <text:p>16.433.173 </text:p>
          </table:table-cell>
          <table:table-cell table:style-name="ce15" office:value-type="float" office:value="1737971" calcext:value-type="float">
            <text:p>1.737.971 </text:p>
          </table:table-cell>
          <table:table-cell table:style-name="ce15" office:value-type="float" office:value="366756252" calcext:value-type="float">
            <text:p>366.756.252 </text:p>
          </table:table-cell>
          <table:table-cell table:style-name="ce15" office:value-type="float" office:value="675472" calcext:value-type="float">
            <text:p>675.472 </text:p>
          </table:table-cell>
          <table:table-cell table:style-name="ce25" office:value-type="float" office:value="817159856" calcext:value-type="float">
            <text:p>817.159.85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/ OPERAÇÕES FINANCEIRAS</text:p>
          </table:table-cell>
          <table:table-cell table:style-name="ce15" office:value-type="float" office:value="59164" calcext:value-type="float">
            <text:p>59.164 </text:p>
          </table:table-cell>
          <table:table-cell table:style-name="ce15" office:value-type="float" office:value="220574" calcext:value-type="float">
            <text:p>220.574 </text:p>
          </table:table-cell>
          <table:table-cell table:style-name="ce15" office:value-type="float" office:value="1690589" calcext:value-type="float">
            <text:p>1.690.589 </text:p>
          </table:table-cell>
          <table:table-cell table:style-name="ce15" office:value-type="float" office:value="55602" calcext:value-type="float">
            <text:p>55.602 </text:p>
          </table:table-cell>
          <table:table-cell table:style-name="ce15" office:value-type="float" office:value="4542968" calcext:value-type="float">
            <text:p>4.542.968 </text:p>
          </table:table-cell>
          <table:table-cell table:style-name="ce15" office:value-type="float" office:value="5721356" calcext:value-type="float">
            <text:p>5.721.356 </text:p>
          </table:table-cell>
          <table:table-cell table:style-name="ce15" office:value-type="float" office:value="596295902" calcext:value-type="float">
            <text:p>596.295.902 </text:p>
          </table:table-cell>
          <table:table-cell table:style-name="ce15" office:value-type="float" office:value="9110210" calcext:value-type="float">
            <text:p>9.110.210 </text:p>
          </table:table-cell>
          <table:table-cell table:style-name="ce15" office:value-type="float" office:value="2991560" calcext:value-type="float">
            <text:p>2.991.560 </text:p>
          </table:table-cell>
          <table:table-cell table:style-name="ce15" office:value-type="float" office:value="1223950" calcext:value-type="float">
            <text:p>1.223.950 </text:p>
          </table:table-cell>
          <table:table-cell table:style-name="ce15" office:value-type="float" office:value="42818780" calcext:value-type="float">
            <text:p>42.818.780 </text:p>
          </table:table-cell>
          <table:table-cell table:style-name="ce15" office:value-type="float" office:value="1258884" calcext:value-type="float">
            <text:p>1.258.884 </text:p>
          </table:table-cell>
          <table:table-cell table:style-name="ce15" office:value-type="float" office:value="4443931" calcext:value-type="float">
            <text:p>4.443.931 </text:p>
          </table:table-cell>
          <table:table-cell table:style-name="ce15" office:value-type="float" office:value="6623267" calcext:value-type="float">
            <text:p>6.623.267 </text:p>
          </table:table-cell>
          <table:table-cell table:style-name="ce15" office:value-type="float" office:value="528164" calcext:value-type="float">
            <text:p>528.164 </text:p>
          </table:table-cell>
          <table:table-cell table:style-name="ce15" office:value-type="float" office:value="7733084" calcext:value-type="float">
            <text:p>7.733.084 </text:p>
          </table:table-cell>
          <table:table-cell table:style-name="ce15" office:value-type="float" office:value="67013" calcext:value-type="float">
            <text:p>67.013 </text:p>
          </table:table-cell>
          <table:table-cell table:style-name="ce15" office:value-type="float" office:value="112915857" calcext:value-type="float">
            <text:p>112.915.857 </text:p>
          </table:table-cell>
          <table:table-cell table:style-name="ce15" office:value-type="float" office:value="168210694" calcext:value-type="float">
            <text:p>168.210.694 </text:p>
          </table:table-cell>
          <table:table-cell table:style-name="ce15" office:value-type="float" office:value="562840" calcext:value-type="float">
            <text:p>562.840 </text:p>
          </table:table-cell>
          <table:table-cell table:style-name="ce15" office:value-type="float" office:value="1458721" calcext:value-type="float">
            <text:p>1.458.721 </text:p>
          </table:table-cell>
          <table:table-cell table:style-name="ce15" office:value-type="float" office:value="10173" calcext:value-type="float">
            <text:p>10.173 </text:p>
          </table:table-cell>
          <table:table-cell table:style-name="ce15" office:value-type="float" office:value="48421688" calcext:value-type="float">
            <text:p>48.421.688 </text:p>
          </table:table-cell>
          <table:table-cell table:style-name="ce15" office:value-type="float" office:value="8940351" calcext:value-type="float">
            <text:p>8.940.351 </text:p>
          </table:table-cell>
          <table:table-cell table:style-name="ce15" office:value-type="float" office:value="2214583" calcext:value-type="float">
            <text:p>2.214.583 </text:p>
          </table:table-cell>
          <table:table-cell table:style-name="ce15" office:value-type="float" office:value="1557029397" calcext:value-type="float">
            <text:p>1.557.029.397 </text:p>
          </table:table-cell>
          <table:table-cell table:style-name="ce15" office:value-type="float" office:value="126740" calcext:value-type="float">
            <text:p>126.740 </text:p>
          </table:table-cell>
          <table:table-cell table:style-name="ce25" office:value-type="float" office:value="2585276045" calcext:value-type="float">
            <text:p>2.585.276.04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TERRITORIAL RURAL</text:p>
          </table:table-cell>
          <table:table-cell table:style-name="ce15" office:value-type="float" office:value="16329" calcext:value-type="float">
            <text:p>16.329 </text:p>
          </table:table-cell>
          <table:table-cell table:style-name="ce15" office:value-type="float" office:value="96014" calcext:value-type="float">
            <text:p>96.014 </text:p>
          </table:table-cell>
          <table:table-cell table:style-name="ce15" office:value-type="float" office:value="86547" calcext:value-type="float">
            <text:p>86.547 </text:p>
          </table:table-cell>
          <table:table-cell table:style-name="ce15" office:value-type="float" office:value="15792" calcext:value-type="float">
            <text:p>15.792 </text:p>
          </table:table-cell>
          <table:table-cell table:style-name="ce15" office:value-type="float" office:value="750302" calcext:value-type="float">
            <text:p>750.302 </text:p>
          </table:table-cell>
          <table:table-cell table:style-name="ce15" office:value-type="float" office:value="142967" calcext:value-type="float">
            <text:p>142.967 </text:p>
          </table:table-cell>
          <table:table-cell table:style-name="ce15" office:value-type="float" office:value="55508" calcext:value-type="float">
            <text:p>55.508 </text:p>
          </table:table-cell>
          <table:table-cell table:style-name="ce15" office:value-type="float" office:value="63079" calcext:value-type="float">
            <text:p>63.079 </text:p>
          </table:table-cell>
          <table:table-cell table:style-name="ce15" office:value-type="float" office:value="683883" calcext:value-type="float">
            <text:p>683.883 </text:p>
          </table:table-cell>
          <table:table-cell table:style-name="ce15" office:value-type="float" office:value="112616" calcext:value-type="float">
            <text:p>112.616 </text:p>
          </table:table-cell>
          <table:table-cell table:style-name="ce15" office:value-type="float" office:value="1449200" calcext:value-type="float">
            <text:p>1.449.200 </text:p>
          </table:table-cell>
          <table:table-cell table:style-name="ce15" office:value-type="float" office:value="1282027" calcext:value-type="float">
            <text:p>1.282.027 </text:p>
          </table:table-cell>
          <table:table-cell table:style-name="ce15" office:value-type="float" office:value="911658" calcext:value-type="float">
            <text:p>911.658 </text:p>
          </table:table-cell>
          <table:table-cell table:style-name="ce15" office:value-type="float" office:value="568121" calcext:value-type="float">
            <text:p>568.121 </text:p>
          </table:table-cell>
          <table:table-cell table:style-name="ce15" office:value-type="float" office:value="37633" calcext:value-type="float">
            <text:p>37.633 </text:p>
          </table:table-cell>
          <table:table-cell table:style-name="ce15" office:value-type="float" office:value="172299" calcext:value-type="float">
            <text:p>172.299 </text:p>
          </table:table-cell>
          <table:table-cell table:style-name="ce15" office:value-type="float" office:value="690673" calcext:value-type="float">
            <text:p>690.673 </text:p>
          </table:table-cell>
          <table:table-cell table:style-name="ce15" office:value-type="float" office:value="811144" calcext:value-type="float">
            <text:p>811.144 </text:p>
          </table:table-cell>
          <table:table-cell table:style-name="ce15" office:value-type="float" office:value="300551" calcext:value-type="float">
            <text:p>300.551 </text:p>
          </table:table-cell>
          <table:table-cell table:style-name="ce15" office:value-type="float" office:value="45571" calcext:value-type="float">
            <text:p>45.571 </text:p>
          </table:table-cell>
          <table:table-cell table:style-name="ce15" office:value-type="float" office:value="63423" calcext:value-type="float">
            <text:p>63.423 </text:p>
          </table:table-cell>
          <table:table-cell table:style-name="ce15" office:value-type="float" office:value="22195" calcext:value-type="float">
            <text:p>22.195 </text:p>
          </table:table-cell>
          <table:table-cell table:style-name="ce15" office:value-type="float" office:value="666895" calcext:value-type="float">
            <text:p>666.895 </text:p>
          </table:table-cell>
          <table:table-cell table:style-name="ce15" office:value-type="float" office:value="265162" calcext:value-type="float">
            <text:p>265.162 </text:p>
          </table:table-cell>
          <table:table-cell table:style-name="ce15" office:value-type="float" office:value="18996" calcext:value-type="float">
            <text:p>18.996 </text:p>
          </table:table-cell>
          <table:table-cell table:style-name="ce15" office:value-type="float" office:value="1512561" calcext:value-type="float">
            <text:p>1.512.561 </text:p>
          </table:table-cell>
          <table:table-cell table:style-name="ce15" office:value-type="float" office:value="258591" calcext:value-type="float">
            <text:p>258.591 </text:p>
          </table:table-cell>
          <table:table-cell table:style-name="ce25" office:value-type="float" office:value="11099736" calcext:value-type="float">
            <text:p>11.099.73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FINS</text:p>
          </table:table-cell>
          <table:table-cell table:style-name="ce15" office:value-type="float" office:value="8316537" calcext:value-type="float">
            <text:p>8.316.537 </text:p>
          </table:table-cell>
          <table:table-cell table:style-name="ce15" office:value-type="float" office:value="31147649" calcext:value-type="float">
            <text:p>31.147.649 </text:p>
          </table:table-cell>
          <table:table-cell table:style-name="ce15" office:value-type="float" office:value="335349019" calcext:value-type="float">
            <text:p>335.349.019 </text:p>
          </table:table-cell>
          <table:table-cell table:style-name="ce15" office:value-type="float" office:value="5750118" calcext:value-type="float">
            <text:p>5.750.118 </text:p>
          </table:table-cell>
          <table:table-cell table:style-name="ce15" office:value-type="float" office:value="357679364" calcext:value-type="float">
            <text:p>357.679.364 </text:p>
          </table:table-cell>
          <table:table-cell table:style-name="ce15" office:value-type="float" office:value="233264938" calcext:value-type="float">
            <text:p>233.264.938 </text:p>
          </table:table-cell>
          <table:table-cell table:style-name="ce15" office:value-type="float" office:value="833386193" calcext:value-type="float">
            <text:p>833.386.193 </text:p>
          </table:table-cell>
          <table:table-cell table:style-name="ce15" office:value-type="float" office:value="297282193" calcext:value-type="float">
            <text:p>297.282.193 </text:p>
          </table:table-cell>
          <table:table-cell table:style-name="ce15" office:value-type="float" office:value="169652025" calcext:value-type="float">
            <text:p>169.652.025 </text:p>
          </table:table-cell>
          <table:table-cell table:style-name="ce15" office:value-type="float" office:value="169136482" calcext:value-type="float">
            <text:p>169.136.482 </text:p>
          </table:table-cell>
          <table:table-cell table:style-name="ce15" office:value-type="float" office:value="926680838" calcext:value-type="float">
            <text:p>926.680.838 </text:p>
          </table:table-cell>
          <table:table-cell table:style-name="ce15" office:value-type="float" office:value="68555886" calcext:value-type="float">
            <text:p>68.555.886 </text:p>
          </table:table-cell>
          <table:table-cell table:style-name="ce15" office:value-type="float" office:value="101321109" calcext:value-type="float">
            <text:p>101.321.109 </text:p>
          </table:table-cell>
          <table:table-cell table:style-name="ce15" office:value-type="float" office:value="98903673" calcext:value-type="float">
            <text:p>98.903.673 </text:p>
          </table:table-cell>
          <table:table-cell table:style-name="ce15" office:value-type="float" office:value="54568320" calcext:value-type="float">
            <text:p>54.568.320 </text:p>
          </table:table-cell>
          <table:table-cell table:style-name="ce15" office:value-type="float" office:value="307297159" calcext:value-type="float">
            <text:p>307.297.159 </text:p>
          </table:table-cell>
          <table:table-cell table:style-name="ce15" office:value-type="float" office:value="29564858" calcext:value-type="float">
            <text:p>29.564.858 </text:p>
          </table:table-cell>
          <table:table-cell table:style-name="ce15" office:value-type="float" office:value="830083082" calcext:value-type="float">
            <text:p>830.083.082 </text:p>
          </table:table-cell>
          <table:table-cell table:style-name="ce15" office:value-type="float" office:value="2895707156" calcext:value-type="float">
            <text:p>2.895.707.156 </text:p>
          </table:table-cell>
          <table:table-cell table:style-name="ce15" office:value-type="float" office:value="54009858" calcext:value-type="float">
            <text:p>54.009.858 </text:p>
          </table:table-cell>
          <table:table-cell table:style-name="ce15" office:value-type="float" office:value="29038387" calcext:value-type="float">
            <text:p>29.038.387 </text:p>
          </table:table-cell>
          <table:table-cell table:style-name="ce15" office:value-type="float" office:value="6759937" calcext:value-type="float">
            <text:p>6.759.937 </text:p>
          </table:table-cell>
          <table:table-cell table:style-name="ce15" office:value-type="float" office:value="820655670" calcext:value-type="float">
            <text:p>820.655.670 </text:p>
          </table:table-cell>
          <table:table-cell table:style-name="ce15" office:value-type="float" office:value="701467395" calcext:value-type="float">
            <text:p>701.467.395 </text:p>
          </table:table-cell>
          <table:table-cell table:style-name="ce15" office:value-type="float" office:value="39992661" calcext:value-type="float">
            <text:p>39.992.661 </text:p>
          </table:table-cell>
          <table:table-cell table:style-name="ce15" office:value-type="float" office:value="6878915372" calcext:value-type="float">
            <text:p>6.878.915.372 </text:p>
          </table:table-cell>
          <table:table-cell table:style-name="ce15" office:value-type="float" office:value="23365263" calcext:value-type="float">
            <text:p>23.365.263 </text:p>
          </table:table-cell>
          <table:table-cell table:style-name="ce25" office:value-type="float" office:value="16307851142" calcext:value-type="float">
            <text:p>16.307.851.14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2798" calcext:value-type="float">
            <text:p>2.798 </text:p>
          </table:table-cell>
          <table:table-cell table:style-name="ce15" office:value-type="float" office:value="127907" calcext:value-type="float">
            <text:p>127.907 </text:p>
          </table:table-cell>
          <table:table-cell table:style-name="ce15" office:value-type="float" office:value="114098" calcext:value-type="float">
            <text:p>114.098 </text:p>
          </table:table-cell>
          <table:table-cell table:style-name="ce15" office:value-type="float" office:value="28738" calcext:value-type="float">
            <text:p>28.738 </text:p>
          </table:table-cell>
          <table:table-cell table:style-name="ce15" office:value-type="float" office:value="2056604" calcext:value-type="float">
            <text:p>2.056.604 </text:p>
          </table:table-cell>
          <table:table-cell table:style-name="ce15" office:value-type="float" office:value="15032351" calcext:value-type="float">
            <text:p>15.032.351 </text:p>
          </table:table-cell>
          <table:table-cell table:style-name="ce15" office:value-type="float" office:value="392522074" calcext:value-type="float">
            <text:p>392.522.074 </text:p>
          </table:table-cell>
          <table:table-cell table:style-name="ce15" office:value-type="float" office:value="5546677" calcext:value-type="float">
            <text:p>5.546.677 </text:p>
          </table:table-cell>
          <table:table-cell table:style-name="ce15" office:value-type="float" office:value="728863" calcext:value-type="float">
            <text:p>728.863 </text:p>
          </table:table-cell>
          <table:table-cell table:style-name="ce15" office:value-type="float" office:value="46260" calcext:value-type="float">
            <text:p>46.260 </text:p>
          </table:table-cell>
          <table:table-cell table:style-name="ce15" office:value-type="float" office:value="7268915" calcext:value-type="float">
            <text:p>7.268.915 </text:p>
          </table:table-cell>
          <table:table-cell table:style-name="ce15" office:value-type="float" office:value="65021" calcext:value-type="float">
            <text:p>65.021 </text:p>
          </table:table-cell>
          <table:table-cell table:style-name="ce15" office:value-type="float" office:value="197877" calcext:value-type="float">
            <text:p>197.877 </text:p>
          </table:table-cell>
          <table:table-cell table:style-name="ce15" office:value-type="float" office:value="7920388" calcext:value-type="float">
            <text:p>7.920.388 </text:p>
          </table:table-cell>
          <table:table-cell table:style-name="ce15" office:value-type="float" office:value="66591" calcext:value-type="float">
            <text:p>66.591 </text:p>
          </table:table-cell>
          <table:table-cell table:style-name="ce15" office:value-type="float" office:value="8187752" calcext:value-type="float">
            <text:p>8.187.752 </text:p>
          </table:table-cell>
          <table:table-cell table:style-name="ce15" office:value-type="float" office:value="79661" calcext:value-type="float">
            <text:p>79.661 </text:p>
          </table:table-cell>
          <table:table-cell table:style-name="ce15" office:value-type="float" office:value="13652655" calcext:value-type="float">
            <text:p>13.652.655 </text:p>
          </table:table-cell>
          <table:table-cell table:style-name="ce15" office:value-type="float" office:value="89514033" calcext:value-type="float">
            <text:p>89.514.033 </text:p>
          </table:table-cell>
          <table:table-cell table:style-name="ce15" office:value-type="float" office:value="156330" calcext:value-type="float">
            <text:p>156.330 </text:p>
          </table:table-cell>
          <table:table-cell table:style-name="ce15" office:value-type="float" office:value="21462" calcext:value-type="float">
            <text:p>21.462 </text:p>
          </table:table-cell>
          <table:table-cell table:style-name="ce15" office:value-type="float" office:value="17323" calcext:value-type="float">
            <text:p>17.323 </text:p>
          </table:table-cell>
          <table:table-cell table:style-name="ce15" office:value-type="float" office:value="27960808" calcext:value-type="float">
            <text:p>27.960.808 </text:p>
          </table:table-cell>
          <table:table-cell table:style-name="ce15" office:value-type="float" office:value="1605752" calcext:value-type="float">
            <text:p>1.605.752 </text:p>
          </table:table-cell>
          <table:table-cell table:style-name="ce15" office:value-type="float" office:value="1233939" calcext:value-type="float">
            <text:p>1.233.939 </text:p>
          </table:table-cell>
          <table:table-cell table:style-name="ce15" office:value-type="float" office:value="471908384" calcext:value-type="float">
            <text:p>471.908.384 </text:p>
          </table:table-cell>
          <table:table-cell table:style-name="ce15" office:value-type="float" office:value="23890" calcext:value-type="float">
            <text:p>23.890 </text:p>
          </table:table-cell>
          <table:table-cell table:style-name="ce25" office:value-type="float" office:value="1046087149" calcext:value-type="float">
            <text:p>1.046.087.14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8313739" calcext:value-type="float">
            <text:p>8.313.739 </text:p>
          </table:table-cell>
          <table:table-cell table:style-name="ce15" office:value-type="float" office:value="31019742" calcext:value-type="float">
            <text:p>31.019.742 </text:p>
          </table:table-cell>
          <table:table-cell table:style-name="ce15" office:value-type="float" office:value="335234920" calcext:value-type="float">
            <text:p>335.234.920 </text:p>
          </table:table-cell>
          <table:table-cell table:style-name="ce15" office:value-type="float" office:value="5721380" calcext:value-type="float">
            <text:p>5.721.380 </text:p>
          </table:table-cell>
          <table:table-cell table:style-name="ce15" office:value-type="float" office:value="355622760" calcext:value-type="float">
            <text:p>355.622.760 </text:p>
          </table:table-cell>
          <table:table-cell table:style-name="ce15" office:value-type="float" office:value="218232587" calcext:value-type="float">
            <text:p>218.232.587 </text:p>
          </table:table-cell>
          <table:table-cell table:style-name="ce15" office:value-type="float" office:value="440864119" calcext:value-type="float">
            <text:p>440.864.119 </text:p>
          </table:table-cell>
          <table:table-cell table:style-name="ce15" office:value-type="float" office:value="291735516" calcext:value-type="float">
            <text:p>291.735.516 </text:p>
          </table:table-cell>
          <table:table-cell table:style-name="ce15" office:value-type="float" office:value="168923162" calcext:value-type="float">
            <text:p>168.923.162 </text:p>
          </table:table-cell>
          <table:table-cell table:style-name="ce15" office:value-type="float" office:value="169090222" calcext:value-type="float">
            <text:p>169.090.222 </text:p>
          </table:table-cell>
          <table:table-cell table:style-name="ce15" office:value-type="float" office:value="919411923" calcext:value-type="float">
            <text:p>919.411.923 </text:p>
          </table:table-cell>
          <table:table-cell table:style-name="ce15" office:value-type="float" office:value="68490866" calcext:value-type="float">
            <text:p>68.490.866 </text:p>
          </table:table-cell>
          <table:table-cell table:style-name="ce15" office:value-type="float" office:value="101123232" calcext:value-type="float">
            <text:p>101.123.232 </text:p>
          </table:table-cell>
          <table:table-cell table:style-name="ce15" office:value-type="float" office:value="90983285" calcext:value-type="float">
            <text:p>90.983.285 </text:p>
          </table:table-cell>
          <table:table-cell table:style-name="ce15" office:value-type="float" office:value="54501729" calcext:value-type="float">
            <text:p>54.501.729 </text:p>
          </table:table-cell>
          <table:table-cell table:style-name="ce15" office:value-type="float" office:value="299109407" calcext:value-type="float">
            <text:p>299.109.407 </text:p>
          </table:table-cell>
          <table:table-cell table:style-name="ce15" office:value-type="float" office:value="29485197" calcext:value-type="float">
            <text:p>29.485.197 </text:p>
          </table:table-cell>
          <table:table-cell table:style-name="ce15" office:value-type="float" office:value="816430426" calcext:value-type="float">
            <text:p>816.430.426 </text:p>
          </table:table-cell>
          <table:table-cell table:style-name="ce15" office:value-type="float" office:value="2806193123" calcext:value-type="float">
            <text:p>2.806.193.123 </text:p>
          </table:table-cell>
          <table:table-cell table:style-name="ce15" office:value-type="float" office:value="53853528" calcext:value-type="float">
            <text:p>53.853.528 </text:p>
          </table:table-cell>
          <table:table-cell table:style-name="ce15" office:value-type="float" office:value="29016925" calcext:value-type="float">
            <text:p>29.016.925 </text:p>
          </table:table-cell>
          <table:table-cell table:style-name="ce15" office:value-type="float" office:value="6742614" calcext:value-type="float">
            <text:p>6.742.614 </text:p>
          </table:table-cell>
          <table:table-cell table:style-name="ce15" office:value-type="float" office:value="792694862" calcext:value-type="float">
            <text:p>792.694.862 </text:p>
          </table:table-cell>
          <table:table-cell table:style-name="ce15" office:value-type="float" office:value="699861643" calcext:value-type="float">
            <text:p>699.861.643 </text:p>
          </table:table-cell>
          <table:table-cell table:style-name="ce15" office:value-type="float" office:value="38758721" calcext:value-type="float">
            <text:p>38.758.721 </text:p>
          </table:table-cell>
          <table:table-cell table:style-name="ce15" office:value-type="float" office:value="6407006989" calcext:value-type="float">
            <text:p>6.407.006.989 </text:p>
          </table:table-cell>
          <table:table-cell table:style-name="ce15" office:value-type="float" office:value="23341373" calcext:value-type="float">
            <text:p>23.341.373 </text:p>
          </table:table-cell>
          <table:table-cell table:style-name="ce25" office:value-type="float" office:value="15261763993" calcext:value-type="float">
            <text:p>15.261.763.99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NTRIBUIÇÃO PARA O PIS/PASEP</text:p>
          </table:table-cell>
          <table:table-cell table:style-name="ce15" office:value-type="float" office:value="2958012" calcext:value-type="float">
            <text:p>2.958.012 </text:p>
          </table:table-cell>
          <table:table-cell table:style-name="ce15" office:value-type="float" office:value="12181440" calcext:value-type="float">
            <text:p>12.181.440 </text:p>
          </table:table-cell>
          <table:table-cell table:style-name="ce15" office:value-type="float" office:value="85667914" calcext:value-type="float">
            <text:p>85.667.914 </text:p>
          </table:table-cell>
          <table:table-cell table:style-name="ce15" office:value-type="float" office:value="3136180" calcext:value-type="float">
            <text:p>3.136.180 </text:p>
          </table:table-cell>
          <table:table-cell table:style-name="ce15" office:value-type="float" office:value="105144221" calcext:value-type="float">
            <text:p>105.144.221 </text:p>
          </table:table-cell>
          <table:table-cell table:style-name="ce15" office:value-type="float" office:value="70508062" calcext:value-type="float">
            <text:p>70.508.062 </text:p>
          </table:table-cell>
          <table:table-cell table:style-name="ce15" office:value-type="float" office:value="363496706" calcext:value-type="float">
            <text:p>363.496.706 </text:p>
          </table:table-cell>
          <table:table-cell table:style-name="ce15" office:value-type="float" office:value="85203663" calcext:value-type="float">
            <text:p>85.203.663 </text:p>
          </table:table-cell>
          <table:table-cell table:style-name="ce15" office:value-type="float" office:value="60560289" calcext:value-type="float">
            <text:p>60.560.289 </text:p>
          </table:table-cell>
          <table:table-cell table:style-name="ce15" office:value-type="float" office:value="48426242" calcext:value-type="float">
            <text:p>48.426.242 </text:p>
          </table:table-cell>
          <table:table-cell table:style-name="ce15" office:value-type="float" office:value="260701560" calcext:value-type="float">
            <text:p>260.701.560 </text:p>
          </table:table-cell>
          <table:table-cell table:style-name="ce15" office:value-type="float" office:value="22919756" calcext:value-type="float">
            <text:p>22.919.756 </text:p>
          </table:table-cell>
          <table:table-cell table:style-name="ce15" office:value-type="float" office:value="33153250" calcext:value-type="float">
            <text:p>33.153.250 </text:p>
          </table:table-cell>
          <table:table-cell table:style-name="ce15" office:value-type="float" office:value="32389206" calcext:value-type="float">
            <text:p>32.389.206 </text:p>
          </table:table-cell>
          <table:table-cell table:style-name="ce15" office:value-type="float" office:value="18586035" calcext:value-type="float">
            <text:p>18.586.035 </text:p>
          </table:table-cell>
          <table:table-cell table:style-name="ce15" office:value-type="float" office:value="86966980" calcext:value-type="float">
            <text:p>86.966.980 </text:p>
          </table:table-cell>
          <table:table-cell table:style-name="ce15" office:value-type="float" office:value="12031033" calcext:value-type="float">
            <text:p>12.031.033 </text:p>
          </table:table-cell>
          <table:table-cell table:style-name="ce15" office:value-type="float" office:value="218610094" calcext:value-type="float">
            <text:p>218.610.094 </text:p>
          </table:table-cell>
          <table:table-cell table:style-name="ce15" office:value-type="float" office:value="729279986" calcext:value-type="float">
            <text:p>729.279.986 </text:p>
          </table:table-cell>
          <table:table-cell table:style-name="ce15" office:value-type="float" office:value="20488399" calcext:value-type="float">
            <text:p>20.488.399 </text:p>
          </table:table-cell>
          <table:table-cell table:style-name="ce15" office:value-type="float" office:value="11583833" calcext:value-type="float">
            <text:p>11.583.833 </text:p>
          </table:table-cell>
          <table:table-cell table:style-name="ce15" office:value-type="float" office:value="2742327" calcext:value-type="float">
            <text:p>2.742.327 </text:p>
          </table:table-cell>
          <table:table-cell table:style-name="ce15" office:value-type="float" office:value="219615903" calcext:value-type="float">
            <text:p>219.615.903 </text:p>
          </table:table-cell>
          <table:table-cell table:style-name="ce15" office:value-type="float" office:value="169951912" calcext:value-type="float">
            <text:p>169.951.912 </text:p>
          </table:table-cell>
          <table:table-cell table:style-name="ce15" office:value-type="float" office:value="13415876" calcext:value-type="float">
            <text:p>13.415.876 </text:p>
          </table:table-cell>
          <table:table-cell table:style-name="ce15" office:value-type="float" office:value="1625493541" calcext:value-type="float">
            <text:p>1.625.493.541 </text:p>
          </table:table-cell>
          <table:table-cell table:style-name="ce15" office:value-type="float" office:value="7957289" calcext:value-type="float">
            <text:p>7.957.289 </text:p>
          </table:table-cell>
          <table:table-cell table:style-name="ce25" office:value-type="float" office:value="4323169710" calcext:value-type="float">
            <text:p>4.323.169.71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456" calcext:value-type="float">
            <text:p>456 </text:p>
          </table:table-cell>
          <table:table-cell table:style-name="ce15" office:value-type="float" office:value="22628" calcext:value-type="float">
            <text:p>22.628 </text:p>
          </table:table-cell>
          <table:table-cell table:style-name="ce15" office:value-type="float" office:value="18595" calcext:value-type="float">
            <text:p>18.595 </text:p>
          </table:table-cell>
          <table:table-cell table:style-name="ce15" office:value-type="float" office:value="4676" calcext:value-type="float">
            <text:p>4.676 </text:p>
          </table:table-cell>
          <table:table-cell table:style-name="ce15" office:value-type="float" office:value="338863" calcext:value-type="float">
            <text:p>338.863 </text:p>
          </table:table-cell>
          <table:table-cell table:style-name="ce15" office:value-type="float" office:value="2437394" calcext:value-type="float">
            <text:p>2.437.394 </text:p>
          </table:table-cell>
          <table:table-cell table:style-name="ce15" office:value-type="float" office:value="63623555" calcext:value-type="float">
            <text:p>63.623.555 </text:p>
          </table:table-cell>
          <table:table-cell table:style-name="ce15" office:value-type="float" office:value="422132" calcext:value-type="float">
            <text:p>422.132 </text:p>
          </table:table-cell>
          <table:table-cell table:style-name="ce15" office:value-type="float" office:value="115550" calcext:value-type="float">
            <text:p>115.550 </text:p>
          </table:table-cell>
          <table:table-cell table:style-name="ce15" office:value-type="float" office:value="7628" calcext:value-type="float">
            <text:p>7.628 </text:p>
          </table:table-cell>
          <table:table-cell table:style-name="ce15" office:value-type="float" office:value="1100989" calcext:value-type="float">
            <text:p>1.100.989 </text:p>
          </table:table-cell>
          <table:table-cell table:style-name="ce15" office:value-type="float" office:value="11547" calcext:value-type="float">
            <text:p>11.547 </text:p>
          </table:table-cell>
          <table:table-cell table:style-name="ce15" office:value-type="float" office:value="32437" calcext:value-type="float">
            <text:p>32.437 </text:p>
          </table:table-cell>
          <table:table-cell table:style-name="ce15" office:value-type="float" office:value="1290627" calcext:value-type="float">
            <text:p>1.290.627 </text:p>
          </table:table-cell>
          <table:table-cell table:style-name="ce15" office:value-type="float" office:value="11399" calcext:value-type="float">
            <text:p>11.399 </text:p>
          </table:table-cell>
          <table:table-cell table:style-name="ce15" office:value-type="float" office:value="1328440" calcext:value-type="float">
            <text:p>1.328.440 </text:p>
          </table:table-cell>
          <table:table-cell table:style-name="ce15" office:value-type="float" office:value="12124" calcext:value-type="float">
            <text:p>12.124 </text:p>
          </table:table-cell>
          <table:table-cell table:style-name="ce15" office:value-type="float" office:value="2247933" calcext:value-type="float">
            <text:p>2.247.933 </text:p>
          </table:table-cell>
          <table:table-cell table:style-name="ce15" office:value-type="float" office:value="16058410" calcext:value-type="float">
            <text:p>16.058.410 </text:p>
          </table:table-cell>
          <table:table-cell table:style-name="ce15" office:value-type="float" office:value="25356" calcext:value-type="float">
            <text:p>25.356 </text:p>
          </table:table-cell>
          <table:table-cell table:style-name="ce15" office:value-type="float" office:value="3455" calcext:value-type="float">
            <text:p>3.455 </text:p>
          </table:table-cell>
          <table:table-cell table:style-name="ce15" office:value-type="float" office:value="1853" calcext:value-type="float">
            <text:p>1.853 </text:p>
          </table:table-cell>
          <table:table-cell table:style-name="ce15" office:value-type="float" office:value="4385259" calcext:value-type="float">
            <text:p>4.385.259 </text:p>
          </table:table-cell>
          <table:table-cell table:style-name="ce15" office:value-type="float" office:value="266612" calcext:value-type="float">
            <text:p>266.612 </text:p>
          </table:table-cell>
          <table:table-cell table:style-name="ce15" office:value-type="float" office:value="43423" calcext:value-type="float">
            <text:p>43.423 </text:p>
          </table:table-cell>
          <table:table-cell table:style-name="ce15" office:value-type="float" office:value="78005722" calcext:value-type="float">
            <text:p>78.005.722 </text:p>
          </table:table-cell>
          <table:table-cell table:style-name="ce15" office:value-type="float" office:value="3948" calcext:value-type="float">
            <text:p>3.948 </text:p>
          </table:table-cell>
          <table:table-cell table:style-name="ce25" office:value-type="float" office:value="171821012" calcext:value-type="float">
            <text:p>171.821.01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2957556" calcext:value-type="float">
            <text:p>2.957.556 </text:p>
          </table:table-cell>
          <table:table-cell table:style-name="ce15" office:value-type="float" office:value="12158812" calcext:value-type="float">
            <text:p>12.158.812 </text:p>
          </table:table-cell>
          <table:table-cell table:style-name="ce15" office:value-type="float" office:value="85649319" calcext:value-type="float">
            <text:p>85.649.319 </text:p>
          </table:table-cell>
          <table:table-cell table:style-name="ce15" office:value-type="float" office:value="3131504" calcext:value-type="float">
            <text:p>3.131.504 </text:p>
          </table:table-cell>
          <table:table-cell table:style-name="ce15" office:value-type="float" office:value="104805358" calcext:value-type="float">
            <text:p>104.805.358 </text:p>
          </table:table-cell>
          <table:table-cell table:style-name="ce15" office:value-type="float" office:value="68070668" calcext:value-type="float">
            <text:p>68.070.668 </text:p>
          </table:table-cell>
          <table:table-cell table:style-name="ce15" office:value-type="float" office:value="299873151" calcext:value-type="float">
            <text:p>299.873.151 </text:p>
          </table:table-cell>
          <table:table-cell table:style-name="ce15" office:value-type="float" office:value="84781531" calcext:value-type="float">
            <text:p>84.781.531 </text:p>
          </table:table-cell>
          <table:table-cell table:style-name="ce15" office:value-type="float" office:value="60444738" calcext:value-type="float">
            <text:p>60.444.738 </text:p>
          </table:table-cell>
          <table:table-cell table:style-name="ce15" office:value-type="float" office:value="48418614" calcext:value-type="float">
            <text:p>48.418.614 </text:p>
          </table:table-cell>
          <table:table-cell table:style-name="ce15" office:value-type="float" office:value="259600571" calcext:value-type="float">
            <text:p>259.600.571 </text:p>
          </table:table-cell>
          <table:table-cell table:style-name="ce15" office:value-type="float" office:value="22908209" calcext:value-type="float">
            <text:p>22.908.209 </text:p>
          </table:table-cell>
          <table:table-cell table:style-name="ce15" office:value-type="float" office:value="33120814" calcext:value-type="float">
            <text:p>33.120.814 </text:p>
          </table:table-cell>
          <table:table-cell table:style-name="ce15" office:value-type="float" office:value="31098579" calcext:value-type="float">
            <text:p>31.098.579 </text:p>
          </table:table-cell>
          <table:table-cell table:style-name="ce15" office:value-type="float" office:value="18574636" calcext:value-type="float">
            <text:p>18.574.636 </text:p>
          </table:table-cell>
          <table:table-cell table:style-name="ce15" office:value-type="float" office:value="85638541" calcext:value-type="float">
            <text:p>85.638.541 </text:p>
          </table:table-cell>
          <table:table-cell table:style-name="ce15" office:value-type="float" office:value="12018909" calcext:value-type="float">
            <text:p>12.018.909 </text:p>
          </table:table-cell>
          <table:table-cell table:style-name="ce15" office:value-type="float" office:value="216362161" calcext:value-type="float">
            <text:p>216.362.161 </text:p>
          </table:table-cell>
          <table:table-cell table:style-name="ce15" office:value-type="float" office:value="713221576" calcext:value-type="float">
            <text:p>713.221.576 </text:p>
          </table:table-cell>
          <table:table-cell table:style-name="ce15" office:value-type="float" office:value="20463043" calcext:value-type="float">
            <text:p>20.463.043 </text:p>
          </table:table-cell>
          <table:table-cell table:style-name="ce15" office:value-type="float" office:value="11580378" calcext:value-type="float">
            <text:p>11.580.378 </text:p>
          </table:table-cell>
          <table:table-cell table:style-name="ce15" office:value-type="float" office:value="2740474" calcext:value-type="float">
            <text:p>2.740.474 </text:p>
          </table:table-cell>
          <table:table-cell table:style-name="ce15" office:value-type="float" office:value="215230644" calcext:value-type="float">
            <text:p>215.230.644 </text:p>
          </table:table-cell>
          <table:table-cell table:style-name="ce15" office:value-type="float" office:value="169685300" calcext:value-type="float">
            <text:p>169.685.300 </text:p>
          </table:table-cell>
          <table:table-cell table:style-name="ce15" office:value-type="float" office:value="13372453" calcext:value-type="float">
            <text:p>13.372.453 </text:p>
          </table:table-cell>
          <table:table-cell table:style-name="ce15" office:value-type="float" office:value="1547487818" calcext:value-type="float">
            <text:p>1.547.487.818 </text:p>
          </table:table-cell>
          <table:table-cell table:style-name="ce15" office:value-type="float" office:value="7953341" calcext:value-type="float">
            <text:p>7.953.341 </text:p>
          </table:table-cell>
          <table:table-cell table:style-name="ce25" office:value-type="float" office:value="4151348698" calcext:value-type="float">
            <text:p>4.151.348.69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SLL</text:p>
          </table:table-cell>
          <table:table-cell table:style-name="ce15" office:value-type="float" office:value="2991375" calcext:value-type="float">
            <text:p>2.991.375 </text:p>
          </table:table-cell>
          <table:table-cell table:style-name="ce15" office:value-type="float" office:value="9572790" calcext:value-type="float">
            <text:p>9.572.790 </text:p>
          </table:table-cell>
          <table:table-cell table:style-name="ce15" office:value-type="float" office:value="80494915" calcext:value-type="float">
            <text:p>80.494.915 </text:p>
          </table:table-cell>
          <table:table-cell table:style-name="ce15" office:value-type="float" office:value="2414989" calcext:value-type="float">
            <text:p>2.414.989 </text:p>
          </table:table-cell>
          <table:table-cell table:style-name="ce15" office:value-type="float" office:value="144873621" calcext:value-type="float">
            <text:p>144.873.621 </text:p>
          </table:table-cell>
          <table:table-cell table:style-name="ce15" office:value-type="float" office:value="54086735" calcext:value-type="float">
            <text:p>54.086.735 </text:p>
          </table:table-cell>
          <table:table-cell table:style-name="ce15" office:value-type="float" office:value="370721015" calcext:value-type="float">
            <text:p>370.721.015 </text:p>
          </table:table-cell>
          <table:table-cell table:style-name="ce15" office:value-type="float" office:value="52450225" calcext:value-type="float">
            <text:p>52.450.225 </text:p>
          </table:table-cell>
          <table:table-cell table:style-name="ce15" office:value-type="float" office:value="43753666" calcext:value-type="float">
            <text:p>43.753.666 </text:p>
          </table:table-cell>
          <table:table-cell table:style-name="ce15" office:value-type="float" office:value="14342350" calcext:value-type="float">
            <text:p>14.342.350 </text:p>
          </table:table-cell>
          <table:table-cell table:style-name="ce15" office:value-type="float" office:value="297177629" calcext:value-type="float">
            <text:p>297.177.629 </text:p>
          </table:table-cell>
          <table:table-cell table:style-name="ce15" office:value-type="float" office:value="18303005" calcext:value-type="float">
            <text:p>18.303.005 </text:p>
          </table:table-cell>
          <table:table-cell table:style-name="ce15" office:value-type="float" office:value="28554427" calcext:value-type="float">
            <text:p>28.554.427 </text:p>
          </table:table-cell>
          <table:table-cell table:style-name="ce15" office:value-type="float" office:value="30150746" calcext:value-type="float">
            <text:p>30.150.746 </text:p>
          </table:table-cell>
          <table:table-cell table:style-name="ce15" office:value-type="float" office:value="15019487" calcext:value-type="float">
            <text:p>15.019.487 </text:p>
          </table:table-cell>
          <table:table-cell table:style-name="ce15" office:value-type="float" office:value="58570512" calcext:value-type="float">
            <text:p>58.570.512 </text:p>
          </table:table-cell>
          <table:table-cell table:style-name="ce15" office:value-type="float" office:value="10170648" calcext:value-type="float">
            <text:p>10.170.648 </text:p>
          </table:table-cell>
          <table:table-cell table:style-name="ce15" office:value-type="float" office:value="184461984" calcext:value-type="float">
            <text:p>184.461.984 </text:p>
          </table:table-cell>
          <table:table-cell table:style-name="ce15" office:value-type="float" office:value="688537245" calcext:value-type="float">
            <text:p>688.537.245 </text:p>
          </table:table-cell>
          <table:table-cell table:style-name="ce15" office:value-type="float" office:value="17214058" calcext:value-type="float">
            <text:p>17.214.058 </text:p>
          </table:table-cell>
          <table:table-cell table:style-name="ce15" office:value-type="float" office:value="9135311" calcext:value-type="float">
            <text:p>9.135.311 </text:p>
          </table:table-cell>
          <table:table-cell table:style-name="ce15" office:value-type="float" office:value="2757840" calcext:value-type="float">
            <text:p>2.757.840 </text:p>
          </table:table-cell>
          <table:table-cell table:style-name="ce15" office:value-type="float" office:value="160834298" calcext:value-type="float">
            <text:p>160.834.298 </text:p>
          </table:table-cell>
          <table:table-cell table:style-name="ce15" office:value-type="float" office:value="114230406" calcext:value-type="float">
            <text:p>114.230.406 </text:p>
          </table:table-cell>
          <table:table-cell table:style-name="ce15" office:value-type="float" office:value="9694703" calcext:value-type="float">
            <text:p>9.694.703 </text:p>
          </table:table-cell>
          <table:table-cell table:style-name="ce15" office:value-type="float" office:value="1591356802" calcext:value-type="float">
            <text:p>1.591.356.802 </text:p>
          </table:table-cell>
          <table:table-cell table:style-name="ce15" office:value-type="float" office:value="6752329" calcext:value-type="float">
            <text:p>6.752.329 </text:p>
          </table:table-cell>
          <table:table-cell table:style-name="ce25" office:value-type="float" office:value="4018623112" calcext:value-type="float">
            <text:p>4.018.623.11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FINANCEIRAS</text:p>
          </table:table-cell>
          <table:table-cell table:style-name="ce15" office:value-type="float" office:value="279" calcext:value-type="float">
            <text:p>279 </text:p>
          </table:table-cell>
          <table:table-cell table:style-name="ce15" office:value-type="float" office:value="13111" calcext:value-type="float">
            <text:p>13.111 </text:p>
          </table:table-cell>
          <table:table-cell table:style-name="ce15" office:value-type="float" office:value="73169" calcext:value-type="float">
            <text:p>73.169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099980" calcext:value-type="float">
            <text:p>1.099.980 </text:p>
          </table:table-cell>
          <table:table-cell table:style-name="ce15" office:value-type="float" office:value="6981071" calcext:value-type="float">
            <text:p>6.981.071 </text:p>
          </table:table-cell>
          <table:table-cell table:style-name="ce15" office:value-type="float" office:value="233693119" calcext:value-type="float">
            <text:p>233.693.119 </text:p>
          </table:table-cell>
          <table:table-cell table:style-name="ce15" office:value-type="float" office:value="2607677" calcext:value-type="float">
            <text:p>2.607.677 </text:p>
          </table:table-cell>
          <table:table-cell table:style-name="ce15" office:value-type="float" office:value="146205" calcext:value-type="float">
            <text:p>146.205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110836" calcext:value-type="float">
            <text:p>2.110.836 </text:p>
          </table:table-cell>
          <table:table-cell table:style-name="ce15" office:value-type="float" office:value="-15685" calcext:value-type="float">
            <text:p>(15.685)</text:p>
          </table:table-cell>
          <table:table-cell table:style-name="ce15" office:value-type="float" office:value="133215" calcext:value-type="float">
            <text:p>133.215 </text:p>
          </table:table-cell>
          <table:table-cell table:style-name="ce15" office:value-type="float" office:value="6993549" calcext:value-type="float">
            <text:p>6.993.549 </text:p>
          </table:table-cell>
          <table:table-cell table:style-name="ce15" office:value-type="float" office:value="873" calcext:value-type="float">
            <text:p>873 </text:p>
          </table:table-cell>
          <table:table-cell table:style-name="ce15" office:value-type="float" office:value="3329085" calcext:value-type="float">
            <text:p>3.329.085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3631559" calcext:value-type="float">
            <text:p>13.631.559 </text:p>
          </table:table-cell>
          <table:table-cell table:style-name="ce15" office:value-type="float" office:value="74310021" calcext:value-type="float">
            <text:p>74.310.021 </text:p>
          </table:table-cell>
          <table:table-cell table:style-name="ce15" office:value-type="float" office:value="35148" calcext:value-type="float">
            <text:p>35.148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719" calcext:value-type="float">
            <text:p>2.719 </text:p>
          </table:table-cell>
          <table:table-cell table:style-name="ce15" office:value-type="float" office:value="18480942" calcext:value-type="float">
            <text:p>18.480.942 </text:p>
          </table:table-cell>
          <table:table-cell table:style-name="ce15" office:value-type="float" office:value="588710" calcext:value-type="float">
            <text:p>588.710 </text:p>
          </table:table-cell>
          <table:table-cell table:style-name="ce15" office:value-type="float" office:value="1425016" calcext:value-type="float">
            <text:p>1.425.016 </text:p>
          </table:table-cell>
          <table:table-cell table:style-name="ce15" office:value-type="float" office:value="323850770" calcext:value-type="float">
            <text:p>323.850.770 </text:p>
          </table:table-cell>
          <table:table-cell table:style-name="ce15" office:value-type="float" office:value="1583" calcext:value-type="float">
            <text:p>1.583 </text:p>
          </table:table-cell>
          <table:table-cell table:style-name="ce25" office:value-type="float" office:value="689492951" calcext:value-type="float">
            <text:p>689.492.95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DEMAIS</text:p>
          </table:table-cell>
          <table:table-cell table:style-name="ce15" office:value-type="float" office:value="2991097" calcext:value-type="float">
            <text:p>2.991.097 </text:p>
          </table:table-cell>
          <table:table-cell table:style-name="ce15" office:value-type="float" office:value="9559680" calcext:value-type="float">
            <text:p>9.559.680 </text:p>
          </table:table-cell>
          <table:table-cell table:style-name="ce15" office:value-type="float" office:value="80421747" calcext:value-type="float">
            <text:p>80.421.747 </text:p>
          </table:table-cell>
          <table:table-cell table:style-name="ce15" office:value-type="float" office:value="2414989" calcext:value-type="float">
            <text:p>2.414.989 </text:p>
          </table:table-cell>
          <table:table-cell table:style-name="ce15" office:value-type="float" office:value="143773641" calcext:value-type="float">
            <text:p>143.773.641 </text:p>
          </table:table-cell>
          <table:table-cell table:style-name="ce15" office:value-type="float" office:value="47105664" calcext:value-type="float">
            <text:p>47.105.664 </text:p>
          </table:table-cell>
          <table:table-cell table:style-name="ce15" office:value-type="float" office:value="137027896" calcext:value-type="float">
            <text:p>137.027.896 </text:p>
          </table:table-cell>
          <table:table-cell table:style-name="ce15" office:value-type="float" office:value="49842548" calcext:value-type="float">
            <text:p>49.842.548 </text:p>
          </table:table-cell>
          <table:table-cell table:style-name="ce15" office:value-type="float" office:value="43607461" calcext:value-type="float">
            <text:p>43.607.461 </text:p>
          </table:table-cell>
          <table:table-cell table:style-name="ce15" office:value-type="float" office:value="14342350" calcext:value-type="float">
            <text:p>14.342.350 </text:p>
          </table:table-cell>
          <table:table-cell table:style-name="ce15" office:value-type="float" office:value="295066792" calcext:value-type="float">
            <text:p>295.066.792 </text:p>
          </table:table-cell>
          <table:table-cell table:style-name="ce15" office:value-type="float" office:value="18318690" calcext:value-type="float">
            <text:p>18.318.690 </text:p>
          </table:table-cell>
          <table:table-cell table:style-name="ce15" office:value-type="float" office:value="28421212" calcext:value-type="float">
            <text:p>28.421.212 </text:p>
          </table:table-cell>
          <table:table-cell table:style-name="ce15" office:value-type="float" office:value="23157198" calcext:value-type="float">
            <text:p>23.157.198 </text:p>
          </table:table-cell>
          <table:table-cell table:style-name="ce15" office:value-type="float" office:value="15018614" calcext:value-type="float">
            <text:p>15.018.614 </text:p>
          </table:table-cell>
          <table:table-cell table:style-name="ce15" office:value-type="float" office:value="55241427" calcext:value-type="float">
            <text:p>55.241.427 </text:p>
          </table:table-cell>
          <table:table-cell table:style-name="ce15" office:value-type="float" office:value="10170648" calcext:value-type="float">
            <text:p>10.170.648 </text:p>
          </table:table-cell>
          <table:table-cell table:style-name="ce15" office:value-type="float" office:value="170830425" calcext:value-type="float">
            <text:p>170.830.425 </text:p>
          </table:table-cell>
          <table:table-cell table:style-name="ce15" office:value-type="float" office:value="614227224" calcext:value-type="float">
            <text:p>614.227.224 </text:p>
          </table:table-cell>
          <table:table-cell table:style-name="ce15" office:value-type="float" office:value="17178910" calcext:value-type="float">
            <text:p>17.178.910 </text:p>
          </table:table-cell>
          <table:table-cell table:style-name="ce15" office:value-type="float" office:value="9135311" calcext:value-type="float">
            <text:p>9.135.311 </text:p>
          </table:table-cell>
          <table:table-cell table:style-name="ce15" office:value-type="float" office:value="2755121" calcext:value-type="float">
            <text:p>2.755.121 </text:p>
          </table:table-cell>
          <table:table-cell table:style-name="ce15" office:value-type="float" office:value="142353356" calcext:value-type="float">
            <text:p>142.353.356 </text:p>
          </table:table-cell>
          <table:table-cell table:style-name="ce15" office:value-type="float" office:value="113641696" calcext:value-type="float">
            <text:p>113.641.696 </text:p>
          </table:table-cell>
          <table:table-cell table:style-name="ce15" office:value-type="float" office:value="8269688" calcext:value-type="float">
            <text:p>8.269.688 </text:p>
          </table:table-cell>
          <table:table-cell table:style-name="ce15" office:value-type="float" office:value="1267506032" calcext:value-type="float">
            <text:p>1.267.506.032 </text:p>
          </table:table-cell>
          <table:table-cell table:style-name="ce15" office:value-type="float" office:value="6750747" calcext:value-type="float">
            <text:p>6.750.747 </text:p>
          </table:table-cell>
          <table:table-cell table:style-name="ce25" office:value-type="float" office:value="3329130161" calcext:value-type="float">
            <text:p>3.329.130.16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IDE-COMBUSTÍVEIS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4707" calcext:value-type="float">
            <text:p>14.707 </text:p>
          </table:table-cell>
          <table:table-cell table:number-columns-repeated="5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8727" calcext:value-type="float">
            <text:p>28.727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6197" calcext:value-type="float">
            <text:p>6.197 </text:p>
          </table:table-cell>
          <table:table-cell table:style-name="ce15" office:value-type="float" office:value="238" calcext:value-type="float">
            <text:p>238 </text:p>
          </table:table-cell>
          <table:table-cell table:style-name="ce15" office:value-type="float" office:value="50126" calcext:value-type="float">
            <text:p>50.126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1085" calcext:value-type="float">
            <text:p>11.085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57578" calcext:value-type="float">
            <text:p>257.578 </text:p>
          </table:table-cell>
          <table:table-cell table:style-name="ce15" office:value-type="float" office:value="1581" calcext:value-type="float">
            <text:p>1.581 </text:p>
          </table:table-cell>
          <table:table-cell table:number-columns-repeated="3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7253" calcext:value-type="float">
            <text:p>7.253 </text:p>
          </table:table-cell>
          <table:table-cell table:style-name="ce15" office:value-type="float" office:value="159" calcext:value-type="float">
            <text:p>159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85638" calcext:value-type="float">
            <text:p>285.638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663291" calcext:value-type="float">
            <text:p>663.29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NTRIBUICÕES PARA FUNDAF</text:p>
          </table:table-cell>
          <table:table-cell table:style-name="ce15" office:value-type="float" office:value="96736" calcext:value-type="float">
            <text:p>96.736 </text:p>
          </table:table-cell>
          <table:table-cell table:style-name="ce15" office:value-type="float" office:value="99724" calcext:value-type="float">
            <text:p>99.724 </text:p>
          </table:table-cell>
          <table:table-cell table:style-name="ce15" office:value-type="float" office:value="1634536" calcext:value-type="float">
            <text:p>1.634.536 </text:p>
          </table:table-cell>
          <table:table-cell table:style-name="ce15" office:value-type="float" office:value="1940" calcext:value-type="float">
            <text:p>1.940 </text:p>
          </table:table-cell>
          <table:table-cell table:style-name="ce15" office:value-type="float" office:value="807057" calcext:value-type="float">
            <text:p>807.057 </text:p>
          </table:table-cell>
          <table:table-cell table:style-name="ce15" office:value-type="float" office:value="134118" calcext:value-type="float">
            <text:p>134.118 </text:p>
          </table:table-cell>
          <table:table-cell table:style-name="ce15" office:value-type="float" office:value="135069" calcext:value-type="float">
            <text:p>135.069 </text:p>
          </table:table-cell>
          <table:table-cell table:style-name="ce15" office:value-type="float" office:value="1153045" calcext:value-type="float">
            <text:p>1.153.045 </text:p>
          </table:table-cell>
          <table:table-cell table:style-name="ce15" office:value-type="float" office:value="348602" calcext:value-type="float">
            <text:p>348.602 </text:p>
          </table:table-cell>
          <table:table-cell table:style-name="ce15" office:value-type="float" office:value="21765" calcext:value-type="float">
            <text:p>21.765 </text:p>
          </table:table-cell>
          <table:table-cell table:style-name="ce15" office:value-type="float" office:value="8274079" calcext:value-type="float">
            <text:p>8.274.079 </text:p>
          </table:table-cell>
          <table:table-cell table:style-name="ce15" office:value-type="float" office:value="59234" calcext:value-type="float">
            <text:p>59.234 </text:p>
          </table:table-cell>
          <table:table-cell table:style-name="ce15" office:value-type="float" office:value="1271" calcext:value-type="float">
            <text:p>1.271 </text:p>
          </table:table-cell>
          <table:table-cell table:style-name="ce15" office:value-type="float" office:value="288322" calcext:value-type="float">
            <text:p>288.322 </text:p>
          </table:table-cell>
          <table:table-cell table:style-name="ce15" office:value-type="float" office:value="219994" calcext:value-type="float">
            <text:p>219.994 </text:p>
          </table:table-cell>
          <table:table-cell table:style-name="ce15" office:value-type="float" office:value="196466" calcext:value-type="float">
            <text:p>196.466 </text:p>
          </table:table-cell>
          <table:table-cell table:style-name="ce15" office:value-type="float" office:value="87" calcext:value-type="float">
            <text:p>87 </text:p>
          </table:table-cell>
          <table:table-cell table:style-name="ce15" office:value-type="float" office:value="3849461" calcext:value-type="float">
            <text:p>3.849.461 </text:p>
          </table:table-cell>
          <table:table-cell table:style-name="ce15" office:value-type="float" office:value="4715854" calcext:value-type="float">
            <text:p>4.715.854 </text:p>
          </table:table-cell>
          <table:table-cell table:style-name="ce15" office:value-type="float" office:value="27614" calcext:value-type="float">
            <text:p>27.614 </text:p>
          </table:table-cell>
          <table:table-cell table:style-name="ce15" office:value-type="float" office:value="270" calcext:value-type="float">
            <text:p>270 </text:p>
          </table:table-cell>
          <table:table-cell table:style-name="ce15" office:value-type="float" office:value="245" calcext:value-type="float">
            <text:p>245 </text:p>
          </table:table-cell>
          <table:table-cell table:style-name="ce15" office:value-type="float" office:value="9038512" calcext:value-type="float">
            <text:p>9.038.512 </text:p>
          </table:table-cell>
          <table:table-cell table:style-name="ce15" office:value-type="float" office:value="3408905" calcext:value-type="float">
            <text:p>3.408.905 </text:p>
          </table:table-cell>
          <table:table-cell table:style-name="ce15" office:value-type="float" office:value="13331" calcext:value-type="float">
            <text:p>13.331 </text:p>
          </table:table-cell>
          <table:table-cell table:style-name="ce15" office:value-type="float" office:value="9740595" calcext:value-type="float">
            <text:p>9.740.595 </text:p>
          </table:table-cell>
          <table:table-cell table:style-name="ce15" office:value-type="float" office:value="41821" calcext:value-type="float">
            <text:p>41.821 </text:p>
          </table:table-cell>
          <table:table-cell table:style-name="ce25" office:value-type="float" office:value="44308653" calcext:value-type="float">
            <text:p>44.308.653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PSSS - Contrib. p/ o Plano de Segurid. Social Serv. Público</text:p>
          </table:table-cell>
          <table:table-cell table:style-name="ce15" office:value-type="float" office:value="4742667" calcext:value-type="float">
            <text:p>4.742.667 </text:p>
          </table:table-cell>
          <table:table-cell table:style-name="ce15" office:value-type="float" office:value="13401862" calcext:value-type="float">
            <text:p>13.401.862 </text:p>
          </table:table-cell>
          <table:table-cell table:style-name="ce15" office:value-type="float" office:value="19747725" calcext:value-type="float">
            <text:p>19.747.725 </text:p>
          </table:table-cell>
          <table:table-cell table:style-name="ce15" office:value-type="float" office:value="14405484" calcext:value-type="float">
            <text:p>14.405.484 </text:p>
          </table:table-cell>
          <table:table-cell table:style-name="ce15" office:value-type="float" office:value="39147111" calcext:value-type="float">
            <text:p>39.147.111 </text:p>
          </table:table-cell>
          <table:table-cell table:style-name="ce15" office:value-type="float" office:value="32291233" calcext:value-type="float">
            <text:p>32.291.233 </text:p>
          </table:table-cell>
          <table:table-cell table:style-name="ce15" office:value-type="float" office:value="1073715104" calcext:value-type="float">
            <text:p>1.073.715.104 </text:p>
          </table:table-cell>
          <table:table-cell table:style-name="ce15" office:value-type="float" office:value="20648641" calcext:value-type="float">
            <text:p>20.648.641 </text:p>
          </table:table-cell>
          <table:table-cell table:style-name="ce15" office:value-type="float" office:value="24846851" calcext:value-type="float">
            <text:p>24.846.851 </text:p>
          </table:table-cell>
          <table:table-cell table:style-name="ce15" office:value-type="float" office:value="16691787" calcext:value-type="float">
            <text:p>16.691.787 </text:p>
          </table:table-cell>
          <table:table-cell table:style-name="ce15" office:value-type="float" office:value="106475093" calcext:value-type="float">
            <text:p>106.475.093 </text:p>
          </table:table-cell>
          <table:table-cell table:style-name="ce15" office:value-type="float" office:value="15268143" calcext:value-type="float">
            <text:p>15.268.143 </text:p>
          </table:table-cell>
          <table:table-cell table:style-name="ce15" office:value-type="float" office:value="12127523" calcext:value-type="float">
            <text:p>12.127.523 </text:p>
          </table:table-cell>
          <table:table-cell table:style-name="ce15" office:value-type="float" office:value="26927688" calcext:value-type="float">
            <text:p>26.927.688 </text:p>
          </table:table-cell>
          <table:table-cell table:style-name="ce15" office:value-type="float" office:value="33963355" calcext:value-type="float">
            <text:p>33.963.355 </text:p>
          </table:table-cell>
          <table:table-cell table:style-name="ce15" office:value-type="float" office:value="44840551" calcext:value-type="float">
            <text:p>44.840.551 </text:p>
          </table:table-cell>
          <table:table-cell table:style-name="ce15" office:value-type="float" office:value="12773288" calcext:value-type="float">
            <text:p>12.773.288 </text:p>
          </table:table-cell>
          <table:table-cell table:style-name="ce15" office:value-type="float" office:value="45058307" calcext:value-type="float">
            <text:p>45.058.307 </text:p>
          </table:table-cell>
          <table:table-cell table:style-name="ce15" office:value-type="float" office:value="184063904" calcext:value-type="float">
            <text:p>184.063.904 </text:p>
          </table:table-cell>
          <table:table-cell table:style-name="ce15" office:value-type="float" office:value="26305436" calcext:value-type="float">
            <text:p>26.305.436 </text:p>
          </table:table-cell>
          <table:table-cell table:style-name="ce15" office:value-type="float" office:value="13347046" calcext:value-type="float">
            <text:p>13.347.046 </text:p>
          </table:table-cell>
          <table:table-cell table:style-name="ce15" office:value-type="float" office:value="11361811" calcext:value-type="float">
            <text:p>11.361.811 </text:p>
          </table:table-cell>
          <table:table-cell table:style-name="ce15" office:value-type="float" office:value="80455302" calcext:value-type="float">
            <text:p>80.455.302 </text:p>
          </table:table-cell>
          <table:table-cell table:style-name="ce15" office:value-type="float" office:value="35860285" calcext:value-type="float">
            <text:p>35.860.285 </text:p>
          </table:table-cell>
          <table:table-cell table:style-name="ce15" office:value-type="float" office:value="11530256" calcext:value-type="float">
            <text:p>11.530.256 </text:p>
          </table:table-cell>
          <table:table-cell table:style-name="ce15" office:value-type="float" office:value="96272330" calcext:value-type="float">
            <text:p>96.272.330 </text:p>
          </table:table-cell>
          <table:table-cell table:style-name="ce15" office:value-type="float" office:value="5666334" calcext:value-type="float">
            <text:p>5.666.334 </text:p>
          </table:table-cell>
          <table:table-cell table:style-name="ce25" office:value-type="float" office:value="2021935116" calcext:value-type="float">
            <text:p>2.021.935.11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OUTRAS RECEITAS ADMINISTRADAS</text:p>
          </table:table-cell>
          <table:table-cell table:style-name="ce15" office:value-type="float" office:value="800122" calcext:value-type="float">
            <text:p>800.122 </text:p>
          </table:table-cell>
          <table:table-cell table:style-name="ce15" office:value-type="float" office:value="1883906" calcext:value-type="float">
            <text:p>1.883.906 </text:p>
          </table:table-cell>
          <table:table-cell table:style-name="ce15" office:value-type="float" office:value="24360829" calcext:value-type="float">
            <text:p>24.360.829 </text:p>
          </table:table-cell>
          <table:table-cell table:style-name="ce15" office:value-type="float" office:value="448048" calcext:value-type="float">
            <text:p>448.048 </text:p>
          </table:table-cell>
          <table:table-cell table:style-name="ce15" office:value-type="float" office:value="11703193" calcext:value-type="float">
            <text:p>11.703.193 </text:p>
          </table:table-cell>
          <table:table-cell table:style-name="ce15" office:value-type="float" office:value="8977306" calcext:value-type="float">
            <text:p>8.977.306 </text:p>
          </table:table-cell>
          <table:table-cell table:style-name="ce15" office:value-type="float" office:value="305870415" calcext:value-type="float">
            <text:p>305.870.415 </text:p>
          </table:table-cell>
          <table:table-cell table:style-name="ce15" office:value-type="float" office:value="13489536" calcext:value-type="float">
            <text:p>13.489.536 </text:p>
          </table:table-cell>
          <table:table-cell table:style-name="ce15" office:value-type="float" office:value="8871159" calcext:value-type="float">
            <text:p>8.871.159 </text:p>
          </table:table-cell>
          <table:table-cell table:style-name="ce15" office:value-type="float" office:value="2593093" calcext:value-type="float">
            <text:p>2.593.093 </text:p>
          </table:table-cell>
          <table:table-cell table:style-name="ce15" office:value-type="float" office:value="39386492" calcext:value-type="float">
            <text:p>39.386.492 </text:p>
          </table:table-cell>
          <table:table-cell table:style-name="ce15" office:value-type="float" office:value="1800915" calcext:value-type="float">
            <text:p>1.800.915 </text:p>
          </table:table-cell>
          <table:table-cell table:style-name="ce15" office:value-type="float" office:value="5434548" calcext:value-type="float">
            <text:p>5.434.548 </text:p>
          </table:table-cell>
          <table:table-cell table:style-name="ce15" office:value-type="float" office:value="5417021" calcext:value-type="float">
            <text:p>5.417.021 </text:p>
          </table:table-cell>
          <table:table-cell table:style-name="ce15" office:value-type="float" office:value="3430894" calcext:value-type="float">
            <text:p>3.430.894 </text:p>
          </table:table-cell>
          <table:table-cell table:style-name="ce15" office:value-type="float" office:value="22327843" calcext:value-type="float">
            <text:p>22.327.843 </text:p>
          </table:table-cell>
          <table:table-cell table:style-name="ce15" office:value-type="float" office:value="1551358" calcext:value-type="float">
            <text:p>1.551.358 </text:p>
          </table:table-cell>
          <table:table-cell table:style-name="ce15" office:value-type="float" office:value="40440727" calcext:value-type="float">
            <text:p>40.440.727 </text:p>
          </table:table-cell>
          <table:table-cell table:style-name="ce15" office:value-type="float" office:value="208620034" calcext:value-type="float">
            <text:p>208.620.034 </text:p>
          </table:table-cell>
          <table:table-cell table:style-name="ce15" office:value-type="float" office:value="4028958" calcext:value-type="float">
            <text:p>4.028.958 </text:p>
          </table:table-cell>
          <table:table-cell table:style-name="ce15" office:value-type="float" office:value="1553650" calcext:value-type="float">
            <text:p>1.553.650 </text:p>
          </table:table-cell>
          <table:table-cell table:style-name="ce15" office:value-type="float" office:value="571395" calcext:value-type="float">
            <text:p>571.395 </text:p>
          </table:table-cell>
          <table:table-cell table:style-name="ce15" office:value-type="float" office:value="29300775" calcext:value-type="float">
            <text:p>29.300.775 </text:p>
          </table:table-cell>
          <table:table-cell table:style-name="ce15" office:value-type="float" office:value="27369737" calcext:value-type="float">
            <text:p>27.369.737 </text:p>
          </table:table-cell>
          <table:table-cell table:style-name="ce15" office:value-type="float" office:value="1609427" calcext:value-type="float">
            <text:p>1.609.427 </text:p>
          </table:table-cell>
          <table:table-cell table:style-name="ce15" office:value-type="float" office:value="382359920" calcext:value-type="float">
            <text:p>382.359.920 </text:p>
          </table:table-cell>
          <table:table-cell table:style-name="ce15" office:value-type="float" office:value="1097673" calcext:value-type="float">
            <text:p>1.097.673 </text:p>
          </table:table-cell>
          <table:table-cell table:style-name="ce25" office:value-type="float" office:value="1155298975" calcext:value-type="float">
            <text:p>1.155.298.975 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9" office:value-type="string" calcext:value-type="string">
            <text:p>SUBTOTAL [A]</text:p>
          </table:table-cell>
          <table:table-cell table:style-name="ce16" office:value-type="float" office:value="34977583" calcext:value-type="float">
            <text:p>34.977.583 </text:p>
          </table:table-cell>
          <table:table-cell table:style-name="ce16" office:value-type="float" office:value="123038733" calcext:value-type="float">
            <text:p>123.038.733 </text:p>
          </table:table-cell>
          <table:table-cell table:style-name="ce16" office:value-type="float" office:value="880178028" calcext:value-type="float">
            <text:p>880.178.028 </text:p>
          </table:table-cell>
          <table:table-cell table:style-name="ce16" office:value-type="float" office:value="38854061" calcext:value-type="float">
            <text:p>38.854.061 </text:p>
          </table:table-cell>
          <table:table-cell table:style-name="ce16" office:value-type="float" office:value="1134535814" calcext:value-type="float">
            <text:p>1.134.535.814 </text:p>
          </table:table-cell>
          <table:table-cell table:style-name="ce16" office:value-type="float" office:value="722372551" calcext:value-type="float">
            <text:p>722.372.551 </text:p>
          </table:table-cell>
          <table:table-cell table:style-name="ce16" office:value-type="float" office:value="6775466899" calcext:value-type="float">
            <text:p>6.775.466.899 </text:p>
          </table:table-cell>
          <table:table-cell table:style-name="ce16" office:value-type="float" office:value="986143092" calcext:value-type="float">
            <text:p>986.143.092 </text:p>
          </table:table-cell>
          <table:table-cell table:style-name="ce16" office:value-type="float" office:value="609187318" calcext:value-type="float">
            <text:p>609.187.318 </text:p>
          </table:table-cell>
          <table:table-cell table:style-name="ce16" office:value-type="float" office:value="345373990" calcext:value-type="float">
            <text:p>345.373.990 </text:p>
          </table:table-cell>
          <table:table-cell table:style-name="ce16" office:value-type="float" office:value="3235039322" calcext:value-type="float">
            <text:p>3.235.039.322 </text:p>
          </table:table-cell>
          <table:table-cell table:style-name="ce16" office:value-type="float" office:value="230033952" calcext:value-type="float">
            <text:p>230.033.952 </text:p>
          </table:table-cell>
          <table:table-cell table:style-name="ce16" office:value-type="float" office:value="335626271" calcext:value-type="float">
            <text:p>335.626.271 </text:p>
          </table:table-cell>
          <table:table-cell table:style-name="ce16" office:value-type="float" office:value="352420755" calcext:value-type="float">
            <text:p>352.420.755 </text:p>
          </table:table-cell>
          <table:table-cell table:style-name="ce16" office:value-type="float" office:value="234428436" calcext:value-type="float">
            <text:p>234.428.436 </text:p>
          </table:table-cell>
          <table:table-cell table:style-name="ce16" office:value-type="float" office:value="956287587" calcext:value-type="float">
            <text:p>956.287.587 </text:p>
          </table:table-cell>
          <table:table-cell table:style-name="ce16" office:value-type="float" office:value="118882253" calcext:value-type="float">
            <text:p>118.882.253 </text:p>
          </table:table-cell>
          <table:table-cell table:style-name="ce16" office:value-type="float" office:value="3048808316" calcext:value-type="float">
            <text:p>3.048.808.316 </text:p>
          </table:table-cell>
          <table:table-cell table:style-name="ce16" office:value-type="float" office:value="10001770927" calcext:value-type="float">
            <text:p>10.001.770.927 </text:p>
          </table:table-cell>
          <table:table-cell table:style-name="ce16" office:value-type="float" office:value="210687199" calcext:value-type="float">
            <text:p>210.687.199 </text:p>
          </table:table-cell>
          <table:table-cell table:style-name="ce16" office:value-type="float" office:value="108852153" calcext:value-type="float">
            <text:p>108.852.153 </text:p>
          </table:table-cell>
          <table:table-cell table:style-name="ce16" office:value-type="float" office:value="36917664" calcext:value-type="float">
            <text:p>36.917.664 </text:p>
          </table:table-cell>
          <table:table-cell table:style-name="ce16" office:value-type="float" office:value="2732953707" calcext:value-type="float">
            <text:p>2.732.953.707 </text:p>
          </table:table-cell>
          <table:table-cell table:style-name="ce16" office:value-type="float" office:value="2101178726" calcext:value-type="float">
            <text:p>2.101.178.726 </text:p>
          </table:table-cell>
          <table:table-cell table:style-name="ce16" office:value-type="float" office:value="145468530" calcext:value-type="float">
            <text:p>145.468.530 </text:p>
          </table:table-cell>
          <table:table-cell table:style-name="ce16" office:value-type="float" office:value="25583322317" calcext:value-type="float">
            <text:p>25.583.322.317 </text:p>
          </table:table-cell>
          <table:table-cell table:style-name="ce16" office:value-type="float" office:value="71337406" calcext:value-type="float">
            <text:p>71.337.406 </text:p>
          </table:table-cell>
          <table:table-cell table:style-name="ce26" office:value-type="float" office:value="61154143593" calcext:value-type="float">
            <text:p>61.154.143.593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0" office:value-type="string" calcext:value-type="string">
            <text:p>RECEITA PREVIDENCIÁRIA [B]</text:p>
          </table:table-cell>
          <table:table-cell table:style-name="ce17" office:value-type="float" office:value="50471449" calcext:value-type="float">
            <text:p>50.471.449 </text:p>
          </table:table-cell>
          <table:table-cell table:style-name="ce17" office:value-type="float" office:value="135405853" calcext:value-type="float">
            <text:p>135.405.853 </text:p>
          </table:table-cell>
          <table:table-cell table:style-name="ce17" office:value-type="float" office:value="216038105" calcext:value-type="float">
            <text:p>216.038.105 </text:p>
          </table:table-cell>
          <table:table-cell table:style-name="ce17" office:value-type="float" office:value="29177436" calcext:value-type="float">
            <text:p>29.177.436 </text:p>
          </table:table-cell>
          <table:table-cell table:style-name="ce17" office:value-type="float" office:value="733073969" calcext:value-type="float">
            <text:p>733.073.969 </text:p>
          </table:table-cell>
          <table:table-cell table:style-name="ce17" office:value-type="float" office:value="534452762" calcext:value-type="float">
            <text:p>534.452.762 </text:p>
          </table:table-cell>
          <table:table-cell table:style-name="ce17" office:value-type="float" office:value="1484426500" calcext:value-type="float">
            <text:p>1.484.426.500 </text:p>
          </table:table-cell>
          <table:table-cell table:style-name="ce17" office:value-type="float" office:value="411669321" calcext:value-type="float">
            <text:p>411.669.321 </text:p>
          </table:table-cell>
          <table:table-cell table:style-name="ce17" office:value-type="float" office:value="415059721" calcext:value-type="float">
            <text:p>415.059.721 </text:p>
          </table:table-cell>
          <table:table-cell table:style-name="ce17" office:value-type="float" office:value="183429809" calcext:value-type="float">
            <text:p>183.429.809 </text:p>
          </table:table-cell>
          <table:table-cell table:style-name="ce17" office:value-type="float" office:value="2125125869" calcext:value-type="float">
            <text:p>2.125.125.869 </text:p>
          </table:table-cell>
          <table:table-cell table:style-name="ce17" office:value-type="float" office:value="242716459" calcext:value-type="float">
            <text:p>242.716.459 </text:p>
          </table:table-cell>
          <table:table-cell table:style-name="ce17" office:value-type="float" office:value="269772845" calcext:value-type="float">
            <text:p>269.772.845 </text:p>
          </table:table-cell>
          <table:table-cell table:style-name="ce17" office:value-type="float" office:value="342643963" calcext:value-type="float">
            <text:p>342.643.963 </text:p>
          </table:table-cell>
          <table:table-cell table:style-name="ce17" office:value-type="float" office:value="185582048" calcext:value-type="float">
            <text:p>185.582.048 </text:p>
          </table:table-cell>
          <table:table-cell table:style-name="ce17" office:value-type="float" office:value="557588664" calcext:value-type="float">
            <text:p>557.588.664 </text:p>
          </table:table-cell>
          <table:table-cell table:style-name="ce17" office:value-type="float" office:value="122704501" calcext:value-type="float">
            <text:p>122.704.501 </text:p>
          </table:table-cell>
          <table:table-cell table:style-name="ce17" office:value-type="float" office:value="1657366217" calcext:value-type="float">
            <text:p>1.657.366.217 </text:p>
          </table:table-cell>
          <table:table-cell table:style-name="ce17" office:value-type="float" office:value="3510764605" calcext:value-type="float">
            <text:p>3.510.764.605 </text:p>
          </table:table-cell>
          <table:table-cell table:style-name="ce17" office:value-type="float" office:value="158966896" calcext:value-type="float">
            <text:p>158.966.896 </text:p>
          </table:table-cell>
          <table:table-cell table:style-name="ce17" office:value-type="float" office:value="96505128" calcext:value-type="float">
            <text:p>96.505.128 </text:p>
          </table:table-cell>
          <table:table-cell table:style-name="ce17" office:value-type="float" office:value="34111797" calcext:value-type="float">
            <text:p>34.111.797 </text:p>
          </table:table-cell>
          <table:table-cell table:style-name="ce17" office:value-type="float" office:value="1873599503" calcext:value-type="float">
            <text:p>1.873.599.503 </text:p>
          </table:table-cell>
          <table:table-cell table:style-name="ce17" office:value-type="float" office:value="1122813259" calcext:value-type="float">
            <text:p>1.122.813.259 </text:p>
          </table:table-cell>
          <table:table-cell table:style-name="ce17" office:value-type="float" office:value="132384037" calcext:value-type="float">
            <text:p>132.384.037 </text:p>
          </table:table-cell>
          <table:table-cell table:style-name="ce17" office:value-type="float" office:value="11378124555" calcext:value-type="float">
            <text:p>11.378.124.555 </text:p>
          </table:table-cell>
          <table:table-cell table:style-name="ce17" office:value-type="float" office:value="56062612" calcext:value-type="float">
            <text:p>56.062.612 </text:p>
          </table:table-cell>
          <table:table-cell table:style-name="ce27" office:value-type="float" office:value="28060037885" calcext:value-type="float">
            <text:p>28.060.037.885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 calcext:value-type="string">
            <text:p><text:s text:c="3"/>PRÓPRIA</text:p>
          </table:table-cell>
          <table:table-cell table:style-name="ce18" office:value-type="float" office:value="47617814" calcext:value-type="float">
            <text:p>47.617.814 </text:p>
          </table:table-cell>
          <table:table-cell table:style-name="ce18" office:value-type="float" office:value="127636498" calcext:value-type="float">
            <text:p>127.636.498 </text:p>
          </table:table-cell>
          <table:table-cell table:style-name="ce18" office:value-type="float" office:value="194924470" calcext:value-type="float">
            <text:p>194.924.470 </text:p>
          </table:table-cell>
          <table:table-cell table:style-name="ce18" office:value-type="float" office:value="27314824" calcext:value-type="float">
            <text:p>27.314.824 </text:p>
          </table:table-cell>
          <table:table-cell table:style-name="ce18" office:value-type="float" office:value="669558963" calcext:value-type="float">
            <text:p>669.558.963 </text:p>
          </table:table-cell>
          <table:table-cell table:style-name="ce18" office:value-type="float" office:value="480901321" calcext:value-type="float">
            <text:p>480.901.321 </text:p>
          </table:table-cell>
          <table:table-cell table:style-name="ce18" office:value-type="float" office:value="1364433779" calcext:value-type="float">
            <text:p>1.364.433.779 </text:p>
          </table:table-cell>
          <table:table-cell table:style-name="ce18" office:value-type="float" office:value="375426768" calcext:value-type="float">
            <text:p>375.426.768 </text:p>
          </table:table-cell>
          <table:table-cell table:style-name="ce18" office:value-type="float" office:value="378923840" calcext:value-type="float">
            <text:p>378.923.840 </text:p>
          </table:table-cell>
          <table:table-cell table:style-name="ce18" office:value-type="float" office:value="169612989" calcext:value-type="float">
            <text:p>169.612.989 </text:p>
          </table:table-cell>
          <table:table-cell table:style-name="ce18" office:value-type="float" office:value="1927007594" calcext:value-type="float">
            <text:p>1.927.007.594 </text:p>
          </table:table-cell>
          <table:table-cell table:style-name="ce18" office:value-type="float" office:value="223597944" calcext:value-type="float">
            <text:p>223.597.944 </text:p>
          </table:table-cell>
          <table:table-cell table:style-name="ce18" office:value-type="float" office:value="245553422" calcext:value-type="float">
            <text:p>245.553.422 </text:p>
          </table:table-cell>
          <table:table-cell table:style-name="ce18" office:value-type="float" office:value="316146729" calcext:value-type="float">
            <text:p>316.146.729 </text:p>
          </table:table-cell>
          <table:table-cell table:style-name="ce18" office:value-type="float" office:value="173906427" calcext:value-type="float">
            <text:p>173.906.427 </text:p>
          </table:table-cell>
          <table:table-cell table:style-name="ce18" office:value-type="float" office:value="501570408" calcext:value-type="float">
            <text:p>501.570.408 </text:p>
          </table:table-cell>
          <table:table-cell table:style-name="ce18" office:value-type="float" office:value="115354573" calcext:value-type="float">
            <text:p>115.354.573 </text:p>
          </table:table-cell>
          <table:table-cell table:style-name="ce18" office:value-type="float" office:value="1493186821" calcext:value-type="float">
            <text:p>1.493.186.821 </text:p>
          </table:table-cell>
          <table:table-cell table:style-name="ce18" office:value-type="float" office:value="3150629420" calcext:value-type="float">
            <text:p>3.150.629.420 </text:p>
          </table:table-cell>
          <table:table-cell table:style-name="ce18" office:value-type="float" office:value="146746983" calcext:value-type="float">
            <text:p>146.746.983 </text:p>
          </table:table-cell>
          <table:table-cell table:style-name="ce18" office:value-type="float" office:value="89662145" calcext:value-type="float">
            <text:p>89.662.145 </text:p>
          </table:table-cell>
          <table:table-cell table:style-name="ce18" office:value-type="float" office:value="32557384" calcext:value-type="float">
            <text:p>32.557.384 </text:p>
          </table:table-cell>
          <table:table-cell table:style-name="ce18" office:value-type="float" office:value="1693321471" calcext:value-type="float">
            <text:p>1.693.321.471 </text:p>
          </table:table-cell>
          <table:table-cell table:style-name="ce18" office:value-type="float" office:value="1010134458" calcext:value-type="float">
            <text:p>1.010.134.458 </text:p>
          </table:table-cell>
          <table:table-cell table:style-name="ce18" office:value-type="float" office:value="123705848" calcext:value-type="float">
            <text:p>123.705.848 </text:p>
          </table:table-cell>
          <table:table-cell table:style-name="ce18" office:value-type="float" office:value="10062822745" calcext:value-type="float">
            <text:p>10.062.822.745 </text:p>
          </table:table-cell>
          <table:table-cell table:style-name="ce18" office:value-type="float" office:value="52141130" calcext:value-type="float">
            <text:p>52.141.130 </text:p>
          </table:table-cell>
          <table:table-cell table:style-name="ce28" office:value-type="float" office:value="25194396769" calcext:value-type="float">
            <text:p>25.194.396.769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 calcext:value-type="string">
            <text:p><text:s text:c="3"/>DEMAIS </text:p>
          </table:table-cell>
          <table:table-cell table:style-name="ce18" office:value-type="float" office:value="2853635" calcext:value-type="float">
            <text:p>2.853.635 </text:p>
          </table:table-cell>
          <table:table-cell table:style-name="ce18" office:value-type="float" office:value="7769355" calcext:value-type="float">
            <text:p>7.769.355 </text:p>
          </table:table-cell>
          <table:table-cell table:style-name="ce18" office:value-type="float" office:value="21113635" calcext:value-type="float">
            <text:p>21.113.635 </text:p>
          </table:table-cell>
          <table:table-cell table:style-name="ce18" office:value-type="float" office:value="1862612" calcext:value-type="float">
            <text:p>1.862.612 </text:p>
          </table:table-cell>
          <table:table-cell table:style-name="ce18" office:value-type="float" office:value="63515006" calcext:value-type="float">
            <text:p>63.515.006 </text:p>
          </table:table-cell>
          <table:table-cell table:style-name="ce18" office:value-type="float" office:value="53551441" calcext:value-type="float">
            <text:p>53.551.441 </text:p>
          </table:table-cell>
          <table:table-cell table:style-name="ce18" office:value-type="float" office:value="119992721" calcext:value-type="float">
            <text:p>119.992.721 </text:p>
          </table:table-cell>
          <table:table-cell table:style-name="ce18" office:value-type="float" office:value="36242553" calcext:value-type="float">
            <text:p>36.242.553 </text:p>
          </table:table-cell>
          <table:table-cell table:style-name="ce18" office:value-type="float" office:value="36135881" calcext:value-type="float">
            <text:p>36.135.881 </text:p>
          </table:table-cell>
          <table:table-cell table:style-name="ce18" office:value-type="float" office:value="13816819" calcext:value-type="float">
            <text:p>13.816.819 </text:p>
          </table:table-cell>
          <table:table-cell table:style-name="ce18" office:value-type="float" office:value="198118275" calcext:value-type="float">
            <text:p>198.118.275 </text:p>
          </table:table-cell>
          <table:table-cell table:style-name="ce18" office:value-type="float" office:value="19118515" calcext:value-type="float">
            <text:p>19.118.515 </text:p>
          </table:table-cell>
          <table:table-cell table:style-name="ce18" office:value-type="float" office:value="24219423" calcext:value-type="float">
            <text:p>24.219.423 </text:p>
          </table:table-cell>
          <table:table-cell table:style-name="ce18" office:value-type="float" office:value="26497234" calcext:value-type="float">
            <text:p>26.497.234 </text:p>
          </table:table-cell>
          <table:table-cell table:style-name="ce18" office:value-type="float" office:value="11675621" calcext:value-type="float">
            <text:p>11.675.621 </text:p>
          </table:table-cell>
          <table:table-cell table:style-name="ce18" office:value-type="float" office:value="56018256" calcext:value-type="float">
            <text:p>56.018.256 </text:p>
          </table:table-cell>
          <table:table-cell table:style-name="ce18" office:value-type="float" office:value="7349928" calcext:value-type="float">
            <text:p>7.349.928 </text:p>
          </table:table-cell>
          <table:table-cell table:style-name="ce18" office:value-type="float" office:value="164179396" calcext:value-type="float">
            <text:p>164.179.396 </text:p>
          </table:table-cell>
          <table:table-cell table:style-name="ce18" office:value-type="float" office:value="360135185" calcext:value-type="float">
            <text:p>360.135.185 </text:p>
          </table:table-cell>
          <table:table-cell table:style-name="ce18" office:value-type="float" office:value="12219913" calcext:value-type="float">
            <text:p>12.219.913 </text:p>
          </table:table-cell>
          <table:table-cell table:style-name="ce18" office:value-type="float" office:value="6842984" calcext:value-type="float">
            <text:p>6.842.984 </text:p>
          </table:table-cell>
          <table:table-cell table:style-name="ce18" office:value-type="float" office:value="1554413" calcext:value-type="float">
            <text:p>1.554.413 </text:p>
          </table:table-cell>
          <table:table-cell table:style-name="ce18" office:value-type="float" office:value="180278032" calcext:value-type="float">
            <text:p>180.278.032 </text:p>
          </table:table-cell>
          <table:table-cell table:style-name="ce18" office:value-type="float" office:value="112678801" calcext:value-type="float">
            <text:p>112.678.801 </text:p>
          </table:table-cell>
          <table:table-cell table:style-name="ce18" office:value-type="float" office:value="8678189" calcext:value-type="float">
            <text:p>8.678.189 </text:p>
          </table:table-cell>
          <table:table-cell table:style-name="ce18" office:value-type="float" office:value="1315301810" calcext:value-type="float">
            <text:p>1.315.301.810 </text:p>
          </table:table-cell>
          <table:table-cell table:style-name="ce18" office:value-type="float" office:value="3921482" calcext:value-type="float">
            <text:p>3.921.482 </text:p>
          </table:table-cell>
          <table:table-cell table:style-name="ce28" office:value-type="float" office:value="2865641116" calcext:value-type="float">
            <text:p>2.865.641.116 </text:p>
          </table:table-cell>
          <table:table-cell table:number-columns-repeated="995"/>
        </table:table-row>
        <table:table-row table:style-name="ro11">
          <table:table-cell table:style-name="ce9" office:value-type="string" calcext:value-type="string">
            <text:p>ADMINISTRADAS PELA RFB [C]=[A]+[B]</text:p>
          </table:table-cell>
          <table:table-cell table:style-name="ce16" office:value-type="float" office:value="85449031" calcext:value-type="float">
            <text:p>85.449.031 </text:p>
          </table:table-cell>
          <table:table-cell table:style-name="ce16" office:value-type="float" office:value="258444587" calcext:value-type="float">
            <text:p>258.444.587 </text:p>
          </table:table-cell>
          <table:table-cell table:style-name="ce16" office:value-type="float" office:value="1096216133" calcext:value-type="float">
            <text:p>1.096.216.133 </text:p>
          </table:table-cell>
          <table:table-cell table:style-name="ce16" office:value-type="float" office:value="68031498" calcext:value-type="float">
            <text:p>68.031.498 </text:p>
          </table:table-cell>
          <table:table-cell table:style-name="ce16" office:value-type="float" office:value="1867609783" calcext:value-type="float">
            <text:p>1.867.609.783 </text:p>
          </table:table-cell>
          <table:table-cell table:style-name="ce16" office:value-type="float" office:value="1256825313" calcext:value-type="float">
            <text:p>1.256.825.313 </text:p>
          </table:table-cell>
          <table:table-cell table:style-name="ce16" office:value-type="float" office:value="8259893399" calcext:value-type="float">
            <text:p>8.259.893.399 </text:p>
          </table:table-cell>
          <table:table-cell table:style-name="ce16" office:value-type="float" office:value="1397812413" calcext:value-type="float">
            <text:p>1.397.812.413 </text:p>
          </table:table-cell>
          <table:table-cell table:style-name="ce16" office:value-type="float" office:value="1024247039" calcext:value-type="float">
            <text:p>1.024.247.039 </text:p>
          </table:table-cell>
          <table:table-cell table:style-name="ce16" office:value-type="float" office:value="528803799" calcext:value-type="float">
            <text:p>528.803.799 </text:p>
          </table:table-cell>
          <table:table-cell table:style-name="ce16" office:value-type="float" office:value="5360165191" calcext:value-type="float">
            <text:p>5.360.165.191 </text:p>
          </table:table-cell>
          <table:table-cell table:style-name="ce16" office:value-type="float" office:value="472750410" calcext:value-type="float">
            <text:p>472.750.410 </text:p>
          </table:table-cell>
          <table:table-cell table:style-name="ce16" office:value-type="float" office:value="605399116" calcext:value-type="float">
            <text:p>605.399.116 </text:p>
          </table:table-cell>
          <table:table-cell table:style-name="ce16" office:value-type="float" office:value="695064718" calcext:value-type="float">
            <text:p>695.064.718 </text:p>
          </table:table-cell>
          <table:table-cell table:style-name="ce16" office:value-type="float" office:value="420010484" calcext:value-type="float">
            <text:p>420.010.484 </text:p>
          </table:table-cell>
          <table:table-cell table:style-name="ce16" office:value-type="float" office:value="1513876251" calcext:value-type="float">
            <text:p>1.513.876.251 </text:p>
          </table:table-cell>
          <table:table-cell table:style-name="ce16" office:value-type="float" office:value="241586754" calcext:value-type="float">
            <text:p>241.586.754 </text:p>
          </table:table-cell>
          <table:table-cell table:style-name="ce16" office:value-type="float" office:value="4706174533" calcext:value-type="float">
            <text:p>4.706.174.533 </text:p>
          </table:table-cell>
          <table:table-cell table:style-name="ce16" office:value-type="float" office:value="13512535532" calcext:value-type="float">
            <text:p>13.512.535.532 </text:p>
          </table:table-cell>
          <table:table-cell table:style-name="ce16" office:value-type="float" office:value="369654096" calcext:value-type="float">
            <text:p>369.654.096 </text:p>
          </table:table-cell>
          <table:table-cell table:style-name="ce16" office:value-type="float" office:value="205357281" calcext:value-type="float">
            <text:p>205.357.281 </text:p>
          </table:table-cell>
          <table:table-cell table:style-name="ce16" office:value-type="float" office:value="71029461" calcext:value-type="float">
            <text:p>71.029.461 </text:p>
          </table:table-cell>
          <table:table-cell table:style-name="ce16" office:value-type="float" office:value="4606553211" calcext:value-type="float">
            <text:p>4.606.553.211 </text:p>
          </table:table-cell>
          <table:table-cell table:style-name="ce16" office:value-type="float" office:value="3223991986" calcext:value-type="float">
            <text:p>3.223.991.986 </text:p>
          </table:table-cell>
          <table:table-cell table:style-name="ce16" office:value-type="float" office:value="277852567" calcext:value-type="float">
            <text:p>277.852.567 </text:p>
          </table:table-cell>
          <table:table-cell table:style-name="ce16" office:value-type="float" office:value="36961446873" calcext:value-type="float">
            <text:p>36.961.446.873 </text:p>
          </table:table-cell>
          <table:table-cell table:style-name="ce16" office:value-type="float" office:value="127400018" calcext:value-type="float">
            <text:p>127.400.018 </text:p>
          </table:table-cell>
          <table:table-cell table:style-name="ce26" office:value-type="float" office:value="89214181478" calcext:value-type="float">
            <text:p>89.214.181.478 </text:p>
          </table:table-cell>
          <table:table-cell table:number-columns-repeated="995"/>
        </table:table-row>
        <table:table-row table:style-name="ro10">
          <table:table-cell table:style-name="ce11" office:value-type="string" calcext:value-type="string">
            <text:p>ADMINISTRADAS POR OUTROS ÓRGÃOS [D]</text:p>
          </table:table-cell>
          <table:table-cell table:style-name="ce15" office:value-type="float" office:value="657387" calcext:value-type="float">
            <text:p>657.387 </text:p>
          </table:table-cell>
          <table:table-cell table:style-name="ce15" office:value-type="float" office:value="4966115" calcext:value-type="float">
            <text:p>4.966.115 </text:p>
          </table:table-cell>
          <table:table-cell table:style-name="ce15" office:value-type="float" office:value="5694097" calcext:value-type="float">
            <text:p>5.694.097 </text:p>
          </table:table-cell>
          <table:table-cell table:style-name="ce15" office:value-type="float" office:value="649869" calcext:value-type="float">
            <text:p>649.869 </text:p>
          </table:table-cell>
          <table:table-cell table:style-name="ce15" office:value-type="float" office:value="52021696" calcext:value-type="float">
            <text:p>52.021.696 </text:p>
          </table:table-cell>
          <table:table-cell table:style-name="ce15" office:value-type="float" office:value="12408387" calcext:value-type="float">
            <text:p>12.408.387 </text:p>
          </table:table-cell>
          <table:table-cell table:style-name="ce15" office:value-type="float" office:value="-9683443" calcext:value-type="float">
            <text:p>(9.683.443)</text:p>
          </table:table-cell>
          <table:table-cell table:style-name="ce15" office:value-type="float" office:value="13748005" calcext:value-type="float">
            <text:p>13.748.005 </text:p>
          </table:table-cell>
          <table:table-cell table:style-name="ce15" office:value-type="float" office:value="16159173" calcext:value-type="float">
            <text:p>16.159.173 </text:p>
          </table:table-cell>
          <table:table-cell table:style-name="ce15" office:value-type="float" office:value="6065761" calcext:value-type="float">
            <text:p>6.065.761 </text:p>
          </table:table-cell>
          <table:table-cell table:style-name="ce15" office:value-type="float" office:value="61701853" calcext:value-type="float">
            <text:p>61.701.853 </text:p>
          </table:table-cell>
          <table:table-cell table:style-name="ce15" office:value-type="float" office:value="3646518" calcext:value-type="float">
            <text:p>3.646.518 </text:p>
          </table:table-cell>
          <table:table-cell table:style-name="ce15" office:value-type="float" office:value="10378631" calcext:value-type="float">
            <text:p>10.378.631 </text:p>
          </table:table-cell>
          <table:table-cell table:style-name="ce15" office:value-type="float" office:value="6925633" calcext:value-type="float">
            <text:p>6.925.633 </text:p>
          </table:table-cell>
          <table:table-cell table:style-name="ce15" office:value-type="float" office:value="6508539" calcext:value-type="float">
            <text:p>6.508.539 </text:p>
          </table:table-cell>
          <table:table-cell table:style-name="ce15" office:value-type="float" office:value="62373429" calcext:value-type="float">
            <text:p>62.373.429 </text:p>
          </table:table-cell>
          <table:table-cell table:style-name="ce15" office:value-type="float" office:value="3033809" calcext:value-type="float">
            <text:p>3.033.809 </text:p>
          </table:table-cell>
          <table:table-cell table:style-name="ce15" office:value-type="float" office:value="23582310" calcext:value-type="float">
            <text:p>23.582.310 </text:p>
          </table:table-cell>
          <table:table-cell table:style-name="ce15" office:value-type="float" office:value="1682538741" calcext:value-type="float">
            <text:p>1.682.538.741 </text:p>
          </table:table-cell>
          <table:table-cell table:style-name="ce15" office:value-type="float" office:value="3455569" calcext:value-type="float">
            <text:p>3.455.569 </text:p>
          </table:table-cell>
          <table:table-cell table:style-name="ce15" office:value-type="float" office:value="1345064" calcext:value-type="float">
            <text:p>1.345.064 </text:p>
          </table:table-cell>
          <table:table-cell table:style-name="ce15" office:value-type="float" office:value="359348" calcext:value-type="float">
            <text:p>359.348 </text:p>
          </table:table-cell>
          <table:table-cell table:style-name="ce15" office:value-type="float" office:value="26542922" calcext:value-type="float">
            <text:p>26.542.922 </text:p>
          </table:table-cell>
          <table:table-cell table:style-name="ce15" office:value-type="float" office:value="27554051" calcext:value-type="float">
            <text:p>27.554.051 </text:p>
          </table:table-cell>
          <table:table-cell table:style-name="ce15" office:value-type="float" office:value="9002193" calcext:value-type="float">
            <text:p>9.002.193 </text:p>
          </table:table-cell>
          <table:table-cell table:style-name="ce15" office:value-type="float" office:value="139091918" calcext:value-type="float">
            <text:p>139.091.918 </text:p>
          </table:table-cell>
          <table:table-cell table:style-name="ce15" office:value-type="float" office:value="1874774" calcext:value-type="float">
            <text:p>1.874.774 </text:p>
          </table:table-cell>
          <table:table-cell table:style-name="ce25" office:value-type="float" office:value="2172602351" calcext:value-type="float">
            <text:p>2.172.602.351 </text:p>
          </table:table-cell>
          <table:table-cell table:number-columns-repeated="995"/>
        </table:table-row>
        <table:table-row table:style-name="ro11">
          <table:table-cell table:style-name="ce9" office:value-type="string" calcext:value-type="string">
            <text:p>TOTAL GERAL <text:s text:c="2"/>[E]=[C]+[D]</text:p>
          </table:table-cell>
          <table:table-cell table:style-name="ce16" office:value-type="float" office:value="86106418" calcext:value-type="float">
            <text:p>86.106.418 </text:p>
          </table:table-cell>
          <table:table-cell table:style-name="ce16" office:value-type="float" office:value="263410702" calcext:value-type="float">
            <text:p>263.410.702 </text:p>
          </table:table-cell>
          <table:table-cell table:style-name="ce16" office:value-type="float" office:value="1101910230" calcext:value-type="float">
            <text:p>1.101.910.230 </text:p>
          </table:table-cell>
          <table:table-cell table:style-name="ce16" office:value-type="float" office:value="68681367" calcext:value-type="float">
            <text:p>68.681.367 </text:p>
          </table:table-cell>
          <table:table-cell table:style-name="ce16" office:value-type="float" office:value="1919631479" calcext:value-type="float">
            <text:p>1.919.631.479 </text:p>
          </table:table-cell>
          <table:table-cell table:style-name="ce16" office:value-type="float" office:value="1269233700" calcext:value-type="float">
            <text:p>1.269.233.700 </text:p>
          </table:table-cell>
          <table:table-cell table:style-name="ce16" office:value-type="float" office:value="8250209956" calcext:value-type="float">
            <text:p>8.250.209.956 </text:p>
          </table:table-cell>
          <table:table-cell table:style-name="ce16" office:value-type="float" office:value="1411560418" calcext:value-type="float">
            <text:p>1.411.560.418 </text:p>
          </table:table-cell>
          <table:table-cell table:style-name="ce16" office:value-type="float" office:value="1040406213" calcext:value-type="float">
            <text:p>1.040.406.213 </text:p>
          </table:table-cell>
          <table:table-cell table:style-name="ce16" office:value-type="float" office:value="534869560" calcext:value-type="float">
            <text:p>534.869.560 </text:p>
          </table:table-cell>
          <table:table-cell table:style-name="ce16" office:value-type="float" office:value="5421867044" calcext:value-type="float">
            <text:p>5.421.867.044 </text:p>
          </table:table-cell>
          <table:table-cell table:style-name="ce16" office:value-type="float" office:value="476396928" calcext:value-type="float">
            <text:p>476.396.928 </text:p>
          </table:table-cell>
          <table:table-cell table:style-name="ce16" office:value-type="float" office:value="615777747" calcext:value-type="float">
            <text:p>615.777.747 </text:p>
          </table:table-cell>
          <table:table-cell table:style-name="ce16" office:value-type="float" office:value="701990351" calcext:value-type="float">
            <text:p>701.990.351 </text:p>
          </table:table-cell>
          <table:table-cell table:style-name="ce16" office:value-type="float" office:value="426519023" calcext:value-type="float">
            <text:p>426.519.023 </text:p>
          </table:table-cell>
          <table:table-cell table:style-name="ce16" office:value-type="float" office:value="1576249680" calcext:value-type="float">
            <text:p>1.576.249.680 </text:p>
          </table:table-cell>
          <table:table-cell table:style-name="ce16" office:value-type="float" office:value="244620563" calcext:value-type="float">
            <text:p>244.620.563 </text:p>
          </table:table-cell>
          <table:table-cell table:style-name="ce16" office:value-type="float" office:value="4729756843" calcext:value-type="float">
            <text:p>4.729.756.843 </text:p>
          </table:table-cell>
          <table:table-cell table:style-name="ce16" office:value-type="float" office:value="15195074274" calcext:value-type="float">
            <text:p>15.195.074.274 </text:p>
          </table:table-cell>
          <table:table-cell table:style-name="ce16" office:value-type="float" office:value="373109665" calcext:value-type="float">
            <text:p>373.109.665 </text:p>
          </table:table-cell>
          <table:table-cell table:style-name="ce16" office:value-type="float" office:value="206702346" calcext:value-type="float">
            <text:p>206.702.346 </text:p>
          </table:table-cell>
          <table:table-cell table:style-name="ce16" office:value-type="float" office:value="71388809" calcext:value-type="float">
            <text:p>71.388.809 </text:p>
          </table:table-cell>
          <table:table-cell table:style-name="ce16" office:value-type="float" office:value="4633096132" calcext:value-type="float">
            <text:p>4.633.096.132 </text:p>
          </table:table-cell>
          <table:table-cell table:style-name="ce16" office:value-type="float" office:value="3251546037" calcext:value-type="float">
            <text:p>3.251.546.037 </text:p>
          </table:table-cell>
          <table:table-cell table:style-name="ce16" office:value-type="float" office:value="286854761" calcext:value-type="float">
            <text:p>286.854.761 </text:p>
          </table:table-cell>
          <table:table-cell table:style-name="ce16" office:value-type="float" office:value="37100538791" calcext:value-type="float">
            <text:p>37.100.538.791 </text:p>
          </table:table-cell>
          <table:table-cell table:style-name="ce16" office:value-type="float" office:value="129274792" calcext:value-type="float">
            <text:p>129.274.792 </text:p>
          </table:table-cell>
          <table:table-cell table:style-name="ce26" office:value-type="float" office:value="91386783829" calcext:value-type="float">
            <text:p>91.386.783.829 </text:p>
          </table:table-cell>
          <table:table-cell table:number-columns-repeated="995"/>
        </table:table-row>
        <table:table-row table:style-name="ro10">
          <table:table-cell table:number-columns-repeated="1024"/>
        </table:table-row>
        <table:table-row table:style-name="ro2">
          <table:table-cell/>
          <table:table-cell table:style-name="ce19" table:number-columns-repeated="28"/>
          <table:table-cell table:number-columns-repeated="995"/>
        </table:table-row>
        <table:table-row table:style-name="ro2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1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2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1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number:fill-character> </number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number:fill-character> </number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number:fill-character> </number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fill-character> </number:fill-character>
      <number:number number:decimal-places="1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220P1" style:volatile="true"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fill-character> </number:fill-character>
      <number:number number:decimal-places="5" number:min-integer-digits="1" number:grouping="true"/>
      <number:text> </number:text>
    </number:number-style>
    <number:number-style style:name="N226P1" style:volatile="true"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fill-character> </number:fill-character>
      <number:number number:decimal-places="6" number:min-integer-digits="1" number:grouping="true"/>
      <number:text> </number:text>
    </number:number-style>
    <number:number-style style:name="N229P1" style:volatile="true"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fill-character> </number:fill-character>
      <number:number number:decimal-places="7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fill-character> </number:fill-character>
      <number:number number:decimal-places="8" number:min-integer-digits="1" number:grouping="true"/>
      <number:text> </number:text>
    </number:number-style>
    <number:number-style style:name="N235P1" style:volatile="true"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fill-character> </number:fill-character>
      <number:number number:decimal-places="9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fill-character> </number:fill-character>
      <number:number number:decimal-places="10" number:min-integer-digits="1" number:grouping="true"/>
      <number:text> </number:text>
    </number:number-style>
    <number:number-style style:name="N241P1" style:volatile="true"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fill-character> </number:fill-character>
      <number:number number:decimal-places="11" number:min-integer-digits="1" number:grouping="true"/>
      <number:text> </number:text>
    </number:number-style>
    <number:number-style style:name="N244P1" style:volatile="true"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fill-character> </number:fill-character>
      <number:number number:decimal-places="12" number:min-integer-digits="1" number:grouping="true"/>
      <number:text> </number:text>
    </number:number-style>
    <number:number-style style:name="N247P1" style:volatile="true"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0000-00-00T00:00:01.1176424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4-07-18T16:48:24.274000000</dc:date>
    <meta:print-date>2011-05-12T16:46:54</meta:print-date>
    <meta:generator>LibreOffice/4.1.3.2$Windows_x86 LibreOffice_project/70feb7d99726f064edab4605a8ab840c50ec57a</meta:generator>
    <meta:editing-duration>PT1H3M42S</meta:editing-duration>
    <meta:editing-cycles>37</meta:editing-cycles>
    <meta:document-statistic meta:table-count="1" meta:cell-count="1192" meta:object-count="2"/>
  </office:meta>
</office:document-meta>
</file>